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2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rderNumber</text:p>
          </table:table-cell>
          <table:table-cell office:value-type="string" calcext:value-type="string">
            <text:p>InventoryStatus</text:p>
          </table:table-cell>
          <table:table-cell office:value-type="string" calcext:value-type="string">
            <text:p>PaymentStatus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illingAddress1</text:p>
          </table:table-cell>
          <table:table-cell office:value-type="string" calcext:value-type="string">
            <text:p>BillingAddress2</text:p>
          </table:table-cell>
          <table:table-cell office:value-type="string" calcext:value-type="string">
            <text:p>BillingCity</text:p>
          </table:table-cell>
          <table:table-cell office:value-type="string" calcext:value-type="string">
            <text:p>BillingState</text:p>
          </table:table-cell>
          <table:table-cell office:value-type="string" calcext:value-type="string">
            <text:p>BillingCountry</text:p>
          </table:table-cell>
          <table:table-cell office:value-type="string" calcext:value-type="string">
            <text:p>BillingPostalCode</text:p>
          </table:table-cell>
          <table:table-cell office:value-type="string" calcext:value-type="string">
            <text:p>BillingAddressRemarks</text:p>
          </table:table-cell>
          <table:table-cell office:value-type="string" calcext:value-type="string">
            <text:p>ShipToCompanyName</text:p>
          </table:table-cell>
          <table:table-cell office:value-type="string" calcext:value-type="string">
            <text:p>ShippingAddress1</text:p>
          </table:table-cell>
          <table:table-cell office:value-type="string" calcext:value-type="string">
            <text:p>ShippingAddress2</text:p>
          </table:table-cell>
          <table:table-cell office:value-type="string" calcext:value-type="string">
            <text:p>ShippingCity</text:p>
          </table:table-cell>
          <table:table-cell office:value-type="string" calcext:value-type="string">
            <text:p>ShippingState</text:p>
          </table:table-cell>
          <table:table-cell office:value-type="string" calcext:value-type="string">
            <text:p>ShippingCountry</text:p>
          </table:table-cell>
          <table:table-cell office:value-type="string" calcext:value-type="string">
            <text:p>ShippingPostalCode</text:p>
          </table:table-cell>
          <table:table-cell office:value-type="string" calcext:value-type="string">
            <text:p>ShippingAddressRemarks</text:p>
          </table:table-cell>
          <table:table-cell office:value-type="string" calcext:value-type="string">
            <text:p>CurrencyCode</text:p>
          </table:table-cell>
          <table:table-cell office:value-type="string" calcext:value-type="string">
            <text:p>ExchangeRate</text:p>
          </table:table-cell>
          <table:table-cell office:value-type="string" calcext:value-type="string">
            <text:p>NonCustomerCost</text:p>
          </table:table-cell>
          <table:table-cell table:style-name="Default" office:value-type="string" calcext:value-type="string">
            <text:p>OrderDate</text:p>
          </table:table-cell>
          <table:table-cell office:value-type="string" calcext:value-type="string">
            <text:p>OrderRemarks</text:p>
          </table:table-cell>
          <table:table-cell office:value-type="string" calcext:value-type="string">
            <text:p>Freight</text:p>
          </table:table-cell>
          <table:table-cell table:style-name="Default" office:value-type="string" calcext:value-type="string">
            <text:p>InvoicedDate</text:p>
          </table:table-cell>
          <table:table-cell table:style-name="Default" office:value-type="string" calcext:value-type="string">
            <text:p>DueDate</text:p>
          </table:table-cell>
          <table:table-cell office:value-type="string" calcext:value-type="string">
            <text:p>DatePaid</text:p>
          </table:table-cell>
          <table:table-cell office:value-type="string" calcext:value-type="string">
            <text:p>AmountPaid</text:p>
          </table:table-cell>
          <table:table-cell office:value-type="string" calcext:value-type="string">
            <text:p>RequestedShipDate</text:p>
          </table:table-cell>
          <table:table-cell office:value-type="string" calcext:value-type="string">
            <text:p>PONumber</text:p>
          </table:table-cell>
          <table:table-cell office:value-type="string" calcext:value-type="string">
            <text:p>SalesRep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icingScheme</text:p>
          </table:table-cell>
          <table:table-cell office:value-type="string" calcext:value-type="string">
            <text:p>PaymentTerms</text:p>
          </table:table-cell>
          <table:table-cell office:value-type="string" calcext:value-type="string">
            <text:p>PaymentMethod</text:p>
          </table:table-cell>
          <table:table-cell office:value-type="string" calcext:value-type="string">
            <text:p>TaxingScheme</text:p>
          </table:table-cell>
          <table:table-cell office:value-type="string" calcext:value-type="string">
            <text:p>Tax1Rate</text:p>
          </table:table-cell>
          <table:table-cell office:value-type="string" calcext:value-type="string">
            <text:p>Tax2Rate</text:p>
          </table:table-cell>
          <table:table-cell table:style-name="Default" office:value-type="string" calcext:value-type="string">
            <text:p>CalculateTax2OnTax1</text:p>
          </table:table-cell>
          <table:table-cell office:value-type="string" calcext:value-type="string">
            <text:p>Tax1Name</text:p>
          </table:table-cell>
          <table:table-cell office:value-type="string" calcext:value-type="string">
            <text:p>Tax2Name</text:p>
          </table:table-cell>
          <table:table-cell table:style-name="Default" office:value-type="string" calcext:value-type="string">
            <text:p>Tax1OnShipping</text:p>
          </table:table-cell>
          <table:table-cell table:style-name="Default" office:value-type="string" calcext:value-type="string">
            <text:p>Tax2OnShipping</text:p>
          </table:table-cell>
          <table:table-cell office:value-type="string" calcext:value-type="string">
            <text:p>Sales Type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LPO Date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ItemDescription</text:p>
          </table:table-cell>
          <table:table-cell office:value-type="string" calcext:value-type="string">
            <text:p>ItemQuantity</text:p>
          </table:table-cell>
          <table:table-cell office:value-type="string" calcext:value-type="string">
            <text:p>ItemQuantityUoM</text:p>
          </table:table-cell>
          <table:table-cell office:value-type="string" calcext:value-type="string">
            <text:p>ItemUnitPrice</text:p>
          </table:table-cell>
          <table:table-cell table:style-name="Default" office:value-type="string" calcext:value-type="string">
            <text:p>ItemDiscount</text:p>
          </table:table-cell>
          <table:table-cell office:value-type="string" calcext:value-type="string">
            <text:p>ItemSubtotal</text:p>
          </table:table-cell>
          <table:table-cell office:value-type="string" calcext:value-type="string">
            <text:p>ItemSerials</text:p>
          </table:table-cell>
          <table:table-cell office:value-type="string" calcext:value-type="string">
            <text:p>SpecialTaxRate</text:p>
          </table:table-cell>
          <table:table-cell table:style-name="Default" office:value-type="string" calcext:value-type="string">
            <text:p>IsCancelled</text:p>
          </table:table-cell>
        </table:table-row>
        <table:table-row table:style-name="ro2">
          <table:table-cell office:value-type="string" calcext:value-type="string">
            <text:p>SO-00016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ACMS</text:p>
          </table:table-cell>
          <table:table-cell table:number-columns-repeated="2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10:41:05 AM</text:p>
          </table:table-cell>
          <table:table-cell office:value-type="string" calcext:value-type="string">
            <text:p>INFLOW INVOICE NO IS SAME AS HAND WRITTEN INVOICE NO 2668</text:p>
            <text:p/>
            <text:p>inoice paid less WHT &amp; VAT</text:p>
          </table:table-cell>
          <table:table-cell/>
          <table:table-cell office:value-type="string" calcext:value-type="string">
            <text:p>5/5/2017 10:56:41 AM</text:p>
          </table:table-cell>
          <table:table-cell office:value-type="string" calcext:value-type="string">
            <text:p>5/4/2017 12:00:00 AM</text:p>
          </table:table-cell>
          <table:table-cell table:style-name="ce1" office:value-type="string" calcext:value-type="string">
            <text:p>7/7/2017 12:21:48 PM</text:p>
          </table:table-cell>
          <table:table-cell office:value-type="float" office:value="2460000" calcext:value-type="float">
            <text:p>2460000</text:p>
          </table:table-cell>
          <table:table-cell table:style-name="ce1" office:value-type="string" calcext:value-type="string">
            <text:p>5/4/2017 12:00:00 AM</text:p>
          </table:table-cell>
          <table:table-cell office:value-type="string" calcext:value-type="string">
            <text:p>LAB/388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2 APRIL 2017</text:p>
          </table:table-cell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2460000" calcext:value-type="float">
            <text:p>24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ACMS</text:p>
          </table:table-cell>
          <table:table-cell table:number-columns-repeated="2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11:48:04 AM</text:p>
          </table:table-cell>
          <table:table-cell office:value-type="string" calcext:value-type="string">
            <text:p>INFLOW INVOICE IS SAME AS HADWRITTEN VITAMED INVOICE NO 0074</text:p>
          </table:table-cell>
          <table:table-cell/>
          <table:table-cell office:value-type="string" calcext:value-type="string">
            <text:p>5/5/2017 11:52:22 AM</text:p>
          </table:table-cell>
          <table:table-cell office:value-type="string" calcext:value-type="string">
            <text:p>5/4/2017 12:00:00 AM</text:p>
          </table:table-cell>
          <table:table-cell table:style-name="ce1" office:value-type="string" calcext:value-type="string">
            <text:p>7/2/2018 2:40:36 PM</text:p>
          </table:table-cell>
          <table:table-cell office:value-type="float" office:value="2460000" calcext:value-type="float">
            <text:p>2460000</text:p>
          </table:table-cell>
          <table:table-cell table:style-name="ce1" office:value-type="string" calcext:value-type="string">
            <text:p>5/4/2017 12:00:00 AM</text:p>
          </table:table-cell>
          <table:table-cell office:value-type="string" calcext:value-type="string">
            <text:p>lab/387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1 april 2017</text:p>
          </table:table-cell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2460000" calcext:value-type="float">
            <text:p>24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PLOT 7, CADASTRAL ZONE5</text:p>
          </table:table-cell>
          <table:table-cell office:value-type="string" calcext:value-type="string">
            <text:p>UTAKO DISTRICT</text:p>
          </table:table-cell>
          <table:table-cell office:value-type="string" calcext:value-type="string">
            <text:p>JABI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PLOT 7, CADASTRAL ZONE5</text:p>
          </table:table-cell>
          <table:table-cell office:value-type="string" calcext:value-type="string">
            <text:p>UTAKO DISTRICT</text:p>
          </table:table-cell>
          <table:table-cell office:value-type="string" calcext:value-type="string">
            <text:p>JABI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10:04:53 AM</text:p>
          </table:table-cell>
          <table:table-cell table:number-columns-repeated="2"/>
          <table:table-cell table:style-name="Default"/>
          <table:table-cell office:value-type="string" calcext:value-type="string">
            <text:p>5/8/2017 12:00:00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/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PROLACTIN, 96 TESTS </text:p>
          </table:table-cell>
          <table:table-cell office:value-type="string" calcext:value-type="string">
            <text:p>PROLACTIN, LI4015F1, 96 TESTS , PF1208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PLOT 7, CADASTRAL ZONE5</text:p>
          </table:table-cell>
          <table:table-cell office:value-type="string" calcext:value-type="string">
            <text:p>UTAKO DISTRICT</text:p>
          </table:table-cell>
          <table:table-cell office:value-type="string" calcext:value-type="string">
            <text:p>JABI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PLOT 7, CADASTRAL ZONE5</text:p>
          </table:table-cell>
          <table:table-cell office:value-type="string" calcext:value-type="string">
            <text:p>UTAKO DISTRICT</text:p>
          </table:table-cell>
          <table:table-cell office:value-type="string" calcext:value-type="string">
            <text:p>JABI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10:04:53 AM</text:p>
          </table:table-cell>
          <table:table-cell table:number-columns-repeated="2"/>
          <table:table-cell table:style-name="Default"/>
          <table:table-cell office:value-type="string" calcext:value-type="string">
            <text:p>5/8/2017 12:00:00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/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DOA- 14 PANEL TEST CUP, 1TEST </text:p>
          </table:table-cell>
          <table:table-cell office:value-type="string" calcext:value-type="string">
            <text:p>1test, Lot: 16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210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23/2017 2:13:10 PM</text:p>
          </table:table-cell>
          <table:table-cell office:value-type="string" calcext:value-type="string">
            <text:p>invoice paid. find attached</text:p>
          </table:table-cell>
          <table:table-cell/>
          <table:table-cell office:value-type="string" calcext:value-type="string">
            <text:p>6/14/2017 5:56:37 PM</text:p>
          </table:table-cell>
          <table:table-cell office:value-type="string" calcext:value-type="string">
            <text:p>5/22/2017 12:00:00 AM</text:p>
          </table:table-cell>
          <table:table-cell table:style-name="ce1" office:value-type="string" calcext:value-type="string">
            <text:p>7/7/2017 1:05:10 PM</text:p>
          </table:table-cell>
          <table:table-cell office:value-type="float" office:value="2437890" calcext:value-type="float">
            <text:p>2437890</text:p>
          </table:table-cell>
          <table:table-cell/>
          <table:table-cell office:value-type="string" calcext:value-type="string">
            <text:p>lab/389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PDIA HIV P24 KIT, 192 TESTS </text:p>
          </table:table-cell>
          <table:table-cell office:value-type="string" calcext:value-type="string">
            <text:p>APDIA HIV P24 KIT, 790001, 96 TEST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8310" calcext:value-type="float">
            <text:p>128310</text:p>
          </table:table-cell>
          <table:table-cell office:value-type="string" calcext:value-type="string">
            <text:p>0 %</text:p>
          </table:table-cell>
          <table:table-cell office:value-type="float" office:value="2437890" calcext:value-type="float">
            <text:p>243789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SO-00033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8/2017 8:48:13 AM</text:p>
          </table:table-cell>
          <table:table-cell office:value-type="string" calcext:value-type="string">
            <text:p>ITEMS WERE DISPATCHED UNDER BOSCH. </text:p>
            <text:p/>
            <text:p>payment was confirmed during reconcilliation.</text:p>
          </table:table-cell>
          <table:table-cell/>
          <table:table-cell office:value-type="string" calcext:value-type="string">
            <text:p>6/8/2017 9:06:02 AM</text:p>
          </table:table-cell>
          <table:table-cell office:value-type="string" calcext:value-type="string">
            <text:p>6/8/2017 12:00:00 AM</text:p>
          </table:table-cell>
          <table:table-cell table:style-name="ce1" office:value-type="string" calcext:value-type="string">
            <text:p>1/26/2018 11:08:38 AM</text:p>
          </table:table-cell>
          <table:table-cell office:value-type="float" office:value="2500000" calcext:value-type="float">
            <text:p>2500000</text:p>
          </table:table-cell>
          <table:table-cell table:style-name="ce1" office:value-type="string" calcext:value-type="string">
            <text:p>6/8/2017 12:00:00 AM</text:p>
          </table:table-cell>
          <table:table-cell office:value-type="string" calcext:value-type="string">
            <text:p>ACMS/1110/LAB/485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8/05/2017</text:p>
          </table:table-cell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, LOT;01-1020-06, EXP;2018/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string" calcext:value-type="string">
            <text:p>0 %</text:p>
          </table:table-cell>
          <table:table-cell office:value-type="float" office:value="1200000" calcext:value-type="float">
            <text:p>12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SO-00033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8/2017 8:48:13 AM</text:p>
          </table:table-cell>
          <table:table-cell office:value-type="string" calcext:value-type="string">
            <text:p>ITEMS WERE DISPATCHED UNDER BOSCH. </text:p>
            <text:p/>
            <text:p>payment was confirmed during reconcilliation.</text:p>
          </table:table-cell>
          <table:table-cell/>
          <table:table-cell office:value-type="string" calcext:value-type="string">
            <text:p>6/8/2017 9:06:02 AM</text:p>
          </table:table-cell>
          <table:table-cell office:value-type="string" calcext:value-type="string">
            <text:p>6/8/2017 12:00:00 AM</text:p>
          </table:table-cell>
          <table:table-cell table:style-name="ce1" office:value-type="string" calcext:value-type="string">
            <text:p>1/26/2018 11:08:38 AM</text:p>
          </table:table-cell>
          <table:table-cell office:value-type="float" office:value="2500000" calcext:value-type="float">
            <text:p>2500000</text:p>
          </table:table-cell>
          <table:table-cell table:style-name="ce1" office:value-type="string" calcext:value-type="string">
            <text:p>6/8/2017 12:00:00 AM</text:p>
          </table:table-cell>
          <table:table-cell office:value-type="string" calcext:value-type="string">
            <text:p>ACMS/1110/LAB/485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8/05/2017</text:p>
          </table:table-cell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, LOT;02-2020-06, EXP:2018/0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string" calcext:value-type="string">
            <text:p>0 %</text:p>
          </table:table-cell>
          <table:table-cell office:value-type="float" office:value="1300000" calcext:value-type="float">
            <text:p>13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SO-00042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6/2016 12:00:00 AM</text:p>
          </table:table-cell>
          <table:table-cell office:value-type="string" calcext:value-type="string">
            <text:p>supplies for August 2016.</text:p>
            <text:p/>
            <text:p>PAYMENT LESS VAT &amp; WHT</text:p>
          </table:table-cell>
          <table:table-cell/>
          <table:table-cell office:value-type="string" calcext:value-type="string">
            <text:p>6/14/2017 5:21:16 PM</text:p>
          </table:table-cell>
          <table:table-cell office:value-type="string" calcext:value-type="string">
            <text:p>8/16/2016 12:00:00 AM</text:p>
          </table:table-cell>
          <table:table-cell table:style-name="ce1" office:value-type="string" calcext:value-type="string">
            <text:p>7/7/2017 12:10:04 PM</text:p>
          </table:table-cell>
          <table:table-cell office:value-type="float" office:value="2470200" calcext:value-type="float">
            <text:p>2470200</text:p>
          </table:table-cell>
          <table:table-cell/>
          <table:table-cell office:value-type="string" calcext:value-type="string">
            <text:p>LPO # 159/16</text:p>
          </table:table-cell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<text:s/>Supply of 6 ISE diluent, 8 Elical 2, 6 Elitrol 1, 6 Elitrol 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70200" calcext:value-type="float">
            <text:p>2470200</text:p>
          </table:table-cell>
          <table:table-cell office:value-type="string" calcext:value-type="string">
            <text:p>0 %</text:p>
          </table:table-cell>
          <table:table-cell office:value-type="float" office:value="2470200" calcext:value-type="float">
            <text:p>24702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SO-00042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9/2016 12:00:00 AM</text:p>
          </table:table-cell>
          <table:table-cell office:value-type="string" calcext:value-type="string">
            <text:p>supplies for septembert 2016.</text:p>
            <text:p/>
            <text:p>Payment less WHT &amp; VAT</text:p>
          </table:table-cell>
          <table:table-cell/>
          <table:table-cell office:value-type="string" calcext:value-type="string">
            <text:p>6/14/2017 5:24:56 PM</text:p>
          </table:table-cell>
          <table:table-cell office:value-type="string" calcext:value-type="string">
            <text:p>9/9/2016 12:00:00 AM</text:p>
          </table:table-cell>
          <table:table-cell table:style-name="ce1" office:value-type="string" calcext:value-type="string">
            <text:p>7/7/2017 12:11:44 PM</text:p>
          </table:table-cell>
          <table:table-cell office:value-type="float" office:value="745340" calcext:value-type="float">
            <text:p>745340</text:p>
          </table:table-cell>
          <table:table-cell/>
          <table:table-cell office:value-type="string" calcext:value-type="string">
            <text:p>LPO # 194/16</text:p>
          </table:table-cell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<text:s/>Supply of 10, Elitech Alt, 10 Elitech uric aci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5340" calcext:value-type="float">
            <text:p>745340</text:p>
          </table:table-cell>
          <table:table-cell office:value-type="string" calcext:value-type="string">
            <text:p>0 %</text:p>
          </table:table-cell>
          <table:table-cell office:value-type="float" office:value="745340" calcext:value-type="float">
            <text:p>74534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42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6/2016 12:00:00 AM</text:p>
          </table:table-cell>
          <table:table-cell office:value-type="string" calcext:value-type="string">
            <text:p>supplies for october 2016.</text:p>
          </table:table-cell>
          <table:table-cell/>
          <table:table-cell office:value-type="string" calcext:value-type="string">
            <text:p>6/14/2017 5:26:50 PM</text:p>
          </table:table-cell>
          <table:table-cell office:value-type="string" calcext:value-type="string">
            <text:p>10/6/2016 12:00:00 AM</text:p>
          </table:table-cell>
          <table:table-cell table:style-name="ce1" office:value-type="string" calcext:value-type="string">
            <text:p>1/26/2018 11:22:36 AM</text:p>
          </table:table-cell>
          <table:table-cell office:value-type="float" office:value="2499000" calcext:value-type="float">
            <text:p>2499000</text:p>
          </table:table-cell>
          <table:table-cell/>
          <table:table-cell office:value-type="string" calcext:value-type="string">
            <text:p>LPO # 108/16</text:p>
          </table:table-cell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<text:s/>Supply of 21 blood ba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99000" calcext:value-type="float">
            <text:p>2499000</text:p>
          </table:table-cell>
          <table:table-cell office:value-type="string" calcext:value-type="string">
            <text:p>0 %</text:p>
          </table:table-cell>
          <table:table-cell office:value-type="float" office:value="2499000" calcext:value-type="float">
            <text:p>2499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430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7/2017 12:00:00 AM</text:p>
          </table:table-cell>
          <table:table-cell office:value-type="string" calcext:value-type="string">
            <text:p>supplies for february 2017.</text:p>
          </table:table-cell>
          <table:table-cell/>
          <table:table-cell table:number-columns-repeated="2" office:value-type="string" calcext:value-type="string">
            <text:p>2/17/2017 12:00:00 AM</text:p>
          </table:table-cell>
          <table:table-cell table:style-name="ce1" office:value-type="string" calcext:value-type="string">
            <text:p>7/2/2018 2:44:15 PM</text:p>
          </table:table-cell>
          <table:table-cell office:value-type="float" office:value="2407899" calcext:value-type="float">
            <text:p>2407899</text:p>
          </table:table-cell>
          <table:table-cell/>
          <table:table-cell office:value-type="string" calcext:value-type="string">
            <text:p>LPO # 314/17</text:p>
          </table:table-cell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<text:s/>Supply of 21 blood bag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07899" calcext:value-type="float">
            <text:p>2407899</text:p>
          </table:table-cell>
          <table:table-cell office:value-type="string" calcext:value-type="string">
            <text:p>0 %</text:p>
          </table:table-cell>
          <table:table-cell office:value-type="float" office:value="2407899" calcext:value-type="float">
            <text:p>240789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SO-00043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7/2017 12:00:00 AM</text:p>
          </table:table-cell>
          <table:table-cell office:value-type="string" calcext:value-type="string">
            <text:p>supplies for february 2017.</text:p>
            <text:p/>
            <text:p>Bank Statement Being awaited. pmt was confirmed by Chairman (12-7-17)</text:p>
          </table:table-cell>
          <table:table-cell/>
          <table:table-cell office:value-type="string" calcext:value-type="string">
            <text:p>6/14/2017 5:55:54 PM</text:p>
          </table:table-cell>
          <table:table-cell office:value-type="string" calcext:value-type="string">
            <text:p>2/17/2017 12:00:00 AM</text:p>
          </table:table-cell>
          <table:table-cell table:style-name="ce1" office:value-type="string" calcext:value-type="string">
            <text:p>7/12/2017 2:56:38 PM</text:p>
          </table:table-cell>
          <table:table-cell office:value-type="float" office:value="2394917.02" calcext:value-type="float">
            <text:p>2394917.02</text:p>
          </table:table-cell>
          <table:table-cell/>
          <table:table-cell office:value-type="string" calcext:value-type="string">
            <text:p>LPO # 312/17</text:p>
          </table:table-cell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Supply of 10 ISE diluent, 9 Elical 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94917.02" calcext:value-type="float">
            <text:p>2394917.02</text:p>
          </table:table-cell>
          <table:table-cell office:value-type="string" calcext:value-type="string">
            <text:p>0 %</text:p>
          </table:table-cell>
          <table:table-cell office:value-type="float" office:value="2394917.02" calcext:value-type="float">
            <text:p>2394917.0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43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8/2017 12:00:00 AM</text:p>
          </table:table-cell>
          <table:table-cell office:value-type="string" calcext:value-type="string">
            <text:p>supplies for March 2017.</text:p>
          </table:table-cell>
          <table:table-cell/>
          <table:table-cell office:value-type="string" calcext:value-type="string">
            <text:p>6/14/2017 5:38:54 PM</text:p>
          </table:table-cell>
          <table:table-cell office:value-type="string" calcext:value-type="string">
            <text:p>3/8/2017 12:00:00 AM</text:p>
          </table:table-cell>
          <table:table-cell table:style-name="ce1" office:value-type="string" calcext:value-type="string">
            <text:p>7/2/2018 2:42:00 PM</text:p>
          </table:table-cell>
          <table:table-cell office:value-type="float" office:value="2437890" calcext:value-type="float">
            <text:p>2437890</text:p>
          </table:table-cell>
          <table:table-cell/>
          <table:table-cell office:value-type="string" calcext:value-type="string">
            <text:p>LPO # 338/17</text:p>
          </table:table-cell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Supply of 10 HIV Adalt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37890" calcext:value-type="float">
            <text:p>2437890</text:p>
          </table:table-cell>
          <table:table-cell office:value-type="string" calcext:value-type="string">
            <text:p>0 %</text:p>
          </table:table-cell>
          <table:table-cell office:value-type="float" office:value="2437890" calcext:value-type="float">
            <text:p>243789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43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24/2017 12:00:00 AM</text:p>
          </table:table-cell>
          <table:table-cell office:value-type="string" calcext:value-type="string">
            <text:p>supplies for May 2017.</text:p>
          </table:table-cell>
          <table:table-cell/>
          <table:table-cell office:value-type="string" calcext:value-type="string">
            <text:p>6/14/2017 5:49:58 PM</text:p>
          </table:table-cell>
          <table:table-cell office:value-type="string" calcext:value-type="string">
            <text:p>5/24/2017 12:00:0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ngsley Eze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Outstanding Invoices (Outstanding Payments)</text:p>
          </table:table-cell>
          <table:table-cell office:value-type="string" calcext:value-type="string">
            <text:p>Emmergency Supp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292103.3" calcext:value-type="float">
            <text:p>24292103.3</text:p>
          </table:table-cell>
          <table:table-cell office:value-type="string" calcext:value-type="string">
            <text:p>0 %</text:p>
          </table:table-cell>
          <table:table-cell office:value-type="float" office:value="24292103.3" calcext:value-type="float">
            <text:p>24292103.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URIC ACID MONO SL, 12X20ML</text:p>
          </table:table-cell>
          <table:table-cell office:value-type="string" calcext:value-type="string">
            <text:p>URIC ACID MONO SL, AUML-0250, 12x20m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0 %</text:p>
          </table:table-cell>
          <table:table-cell office:value-type="float" office:value="270000" calcext:value-type="float">
            <text:p>27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ISE DILUENT, 12X25ML </text:p>
          </table:table-cell>
          <table:table-cell office:value-type="string" calcext:value-type="string">
            <text:p>ISE DILUENT,ISDI-0250 ,12X25 M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5000" calcext:value-type="float">
            <text:p>145000</text:p>
          </table:table-cell>
          <table:table-cell office:value-type="string" calcext:value-type="string">
            <text:p>0 %</text:p>
          </table:table-cell>
          <table:table-cell office:value-type="float" office:value="870000" calcext:value-type="float">
            <text:p>87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ISE REFERENCE SOLUTION, 1X500 ML </text:p>
          </table:table-cell>
          <table:table-cell office:value-type="string" calcext:value-type="string">
            <text:p>ISE REFERENC4E 1X500 ML ISRS 08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630000" calcext:value-type="float">
            <text:p>63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 100 PCS/BOX, WITH ACCESSORI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cs.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1476000" calcext:value-type="float">
            <text:p>1476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250 ML SINGLE PEDIATRIC BLOOD BAGS, 250 ML </text:p>
          </table:table-cell>
          <table:table-cell office:value-type="string" calcext:value-type="string">
            <text:p>250 ML SINGLE PEDIATRIC BLOOD BAGS, DP10106, 250 ML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string" calcext:value-type="string">
            <text:p>0 %</text:p>
          </table:table-cell>
          <table:table-cell office:value-type="float" office:value="11808000" calcext:value-type="float">
            <text:p>11808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0 %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AST/GOT 4+1 SL, 8X25 ML </text:p>
          </table:table-cell>
          <table:table-cell office:value-type="string" calcext:value-type="string">
            <text:p>AST/GOT, ASSL 0250, 8X25 M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07.1" calcext:value-type="float">
            <text:p>50007.1</text:p>
          </table:table-cell>
          <table:table-cell office:value-type="string" calcext:value-type="string">
            <text:p>0 %</text:p>
          </table:table-cell>
          <table:table-cell office:value-type="float" office:value="150021.3" calcext:value-type="float">
            <text:p>150021.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ALT/GPT, 8X25 ML </text:p>
          </table:table-cell>
          <table:table-cell office:value-type="string" calcext:value-type="string">
            <text:p>ALT/GPT, ALSL 0250,8x25 m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856.4" calcext:value-type="float">
            <text:p>53856.4</text:p>
          </table:table-cell>
          <table:table-cell office:value-type="string" calcext:value-type="string">
            <text:p>0 %</text:p>
          </table:table-cell>
          <table:table-cell office:value-type="float" office:value="161569.2" calcext:value-type="float">
            <text:p>161569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string" calcext:value-type="string">
            <text:p>0 %</text:p>
          </table:table-cell>
          <table:table-cell office:value-type="float" office:value="960000" calcext:value-type="float">
            <text:p>9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ISE CLEANER &amp; CONDITONER, 6 X 8 ML + 3 X 25 ML </text:p>
          </table:table-cell>
          <table:table-cell office:value-type="string" calcext:value-type="string">
            <text:p>ISE CLEANER &amp; CONDITONER, ISCC-0280, 6 x 8 ml + 3 x 25 m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1888.4" calcext:value-type="float">
            <text:p>111888.4</text:p>
          </table:table-cell>
          <table:table-cell office:value-type="string" calcext:value-type="string">
            <text:p>0 %</text:p>
          </table:table-cell>
          <table:table-cell office:value-type="float" office:value="447553.6" calcext:value-type="float">
            <text:p>447553.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SYSMEX DILUENT (Stocked Product)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18000" calcext:value-type="float">
            <text:p>118000</text:p>
          </table:table-cell>
          <table:table-cell office:value-type="string" calcext:value-type="string">
            <text:p>0 %</text:p>
          </table:table-cell>
          <table:table-cell office:value-type="float" office:value="4720000" calcext:value-type="float">
            <text:p>472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KN LYS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8000" calcext:value-type="float">
            <text:p>128000</text:p>
          </table:table-cell>
          <table:table-cell office:value-type="string" calcext:value-type="string">
            <text:p>0 %</text:p>
          </table:table-cell>
          <table:table-cell office:value-type="float" office:value="1280000" calcext:value-type="float">
            <text:p>128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HBV TEST, 96 TEST </text:p>
          </table:table-cell>
          <table:table-cell office:value-type="string" calcext:value-type="string">
            <text:p>96 TES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1260000" calcext:value-type="float">
            <text:p>12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APDIA HIV P24 KIT, 192 TESTS </text:p>
          </table:table-cell>
          <table:table-cell office:value-type="string" calcext:value-type="string">
            <text:p>APDIA HIV P24 KIT, 790001, 192 TEST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8310" calcext:value-type="float">
            <text:p>128310</text:p>
          </table:table-cell>
          <table:table-cell office:value-type="string" calcext:value-type="string">
            <text:p>0 %</text:p>
          </table:table-cell>
          <table:table-cell office:value-type="float" office:value="2309580" calcext:value-type="float">
            <text:p>230958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HCV KIT, 192 TESTS <text:s text:c="2"/></text:p>
          </table:table-cell>
          <table:table-cell office:value-type="string" calcext:value-type="string">
            <text:p>HCV KIT, 071064, 192 TESTS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1000" calcext:value-type="float">
            <text:p>201000</text:p>
          </table:table-cell>
          <table:table-cell office:value-type="string" calcext:value-type="string">
            <text:p>0 %</text:p>
          </table:table-cell>
          <table:table-cell office:value-type="float" office:value="1206000" calcext:value-type="float">
            <text:p>1206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SYPHILIS KIT, 192 TESTS </text:p>
          </table:table-cell>
          <table:table-cell office:value-type="string" calcext:value-type="string">
            <text:p>SYPHILIS KIT, 081142, 192 TES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string" calcext:value-type="string">
            <text:p>0 %</text:p>
          </table:table-cell>
          <table:table-cell office:value-type="float" office:value="660000" calcext:value-type="float">
            <text:p>6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UREA UV SL <text:s/>8X25 ML URSL 0250</text:p>
          </table:table-cell>
          <table:table-cell office:value-type="string" calcext:value-type="string">
            <text:p>UREA UV SL <text:s/>8X25 M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320000" calcext:value-type="float">
            <text:p>32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POTASSIUM ELECTRODE</text:p>
          </table:table-cell>
          <table:table-cell office:value-type="string" calcext:value-type="string">
            <text:p>POTASSIUM ELECTRODE, 3918-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552" calcext:value-type="float">
            <text:p>180552</text:p>
          </table:table-cell>
          <table:table-cell office:value-type="string" calcext:value-type="string">
            <text:p>0 %</text:p>
          </table:table-cell>
          <table:table-cell office:value-type="float" office:value="541656" calcext:value-type="float">
            <text:p>54165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DIRECT BILIRUBIN, 8 X 25 ML </text:p>
          </table:table-cell>
          <table:table-cell office:value-type="string" calcext:value-type="string">
            <text:p>Direct Bilirubin, BIDI 0250, 8 x 25 m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839.4" calcext:value-type="float">
            <text:p>49839.4</text:p>
          </table:table-cell>
          <table:table-cell office:value-type="string" calcext:value-type="string">
            <text:p>0 %</text:p>
          </table:table-cell>
          <table:table-cell office:value-type="float" office:value="398715.2" calcext:value-type="float">
            <text:p>398715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TOTAL BILIRUBIN, 8 X 25 ML <text:s text:c="2"/></text:p>
          </table:table-cell>
          <table:table-cell office:value-type="string" calcext:value-type="string">
            <text:p>Total Bilirubin, BITO-0250, 8 x 25 ml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s</text:p>
          </table:table-cell>
          <table:table-cell office:value-type="float" office:value="36065.9" calcext:value-type="float">
            <text:p>36065.9</text:p>
          </table:table-cell>
          <table:table-cell office:value-type="string" calcext:value-type="string">
            <text:p>0 %</text:p>
          </table:table-cell>
          <table:table-cell office:value-type="float" office:value="288527.2" calcext:value-type="float">
            <text:p>288527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ISE CALIBRATOR, 2 X (6X20ML) </text:p>
          </table:table-cell>
          <table:table-cell office:value-type="string" calcext:value-type="string">
            <text:p>ISE Calibrator, ISCA-0250, 2 x (6x20ml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4758" calcext:value-type="float">
            <text:p>114758</text:p>
          </table:table-cell>
          <table:table-cell office:value-type="string" calcext:value-type="string">
            <text:p>0 %</text:p>
          </table:table-cell>
          <table:table-cell office:value-type="float" office:value="344274" calcext:value-type="float">
            <text:p>34427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GLUCOSE PAP SL, 6 X 45 ML </text:p>
          </table:table-cell>
          <table:table-cell office:value-type="string" calcext:value-type="string">
            <text:p>lot 16-1452 exp 2018/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ALP DEA SL, 4 X 25 ML </text:p>
          </table:table-cell>
          <table:table-cell office:value-type="string" calcext:value-type="string">
            <text:p>ALP DEA SL 4X25 ML, PASL-02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075.75" calcext:value-type="float">
            <text:p>35075.75</text:p>
          </table:table-cell>
          <table:table-cell office:value-type="string" calcext:value-type="string">
            <text:p>0 %</text:p>
          </table:table-cell>
          <table:table-cell office:value-type="float" office:value="420909" calcext:value-type="float">
            <text:p>42090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KN Clea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string" calcext:value-type="string">
            <text:p>0 %</text:p>
          </table:table-cell>
          <table:table-cell office:value-type="float" office:value="472000" calcext:value-type="float">
            <text:p>472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CHOLESTEROL PAP SL, 6X45 ML </text:p>
          </table:table-cell>
          <table:table-cell office:value-type="string" calcext:value-type="string">
            <text:p>Cholesterol PAP SL, CHSL 0455, 6X45 M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string" calcext:value-type="string">
            <text:p>0 %</text:p>
          </table:table-cell>
          <table:table-cell office:value-type="float" office:value="152000" calcext:value-type="float">
            <text:p>152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HDL CHOLESTEROL <text:s/>2G, 4 X 28 ML </text:p>
          </table:table-cell>
          <table:table-cell office:value-type="string" calcext:value-type="string">
            <text:p>CHOLESTEROL HDL 2G, 4 x 28 m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0 %</text:p>
          </table:table-cell>
          <table:table-cell office:value-type="float" office:value="260000" calcext:value-type="float">
            <text:p>2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CHLORIDE ELECTRODE,+ </text:p>
          </table:table-cell>
          <table:table-cell office:value-type="string" calcext:value-type="string">
            <text:p>CHLORIDE ELECTRODE 3918-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552" calcext:value-type="float">
            <text:p>180552</text:p>
          </table:table-cell>
          <table:table-cell office:value-type="string" calcext:value-type="string">
            <text:p>0 %</text:p>
          </table:table-cell>
          <table:table-cell office:value-type="float" office:value="1083312" calcext:value-type="float">
            <text:p>108331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REFERENCE ELECTRODE</text:p>
          </table:table-cell>
          <table:table-cell office:value-type="string" calcext:value-type="string">
            <text:p>REFERENCE ELECTRODE, 3918-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552" calcext:value-type="float">
            <text:p>180552</text:p>
          </table:table-cell>
          <table:table-cell office:value-type="string" calcext:value-type="string">
            <text:p>0 %</text:p>
          </table:table-cell>
          <table:table-cell office:value-type="float" office:value="180552" calcext:value-type="float">
            <text:p>18055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MYTHIC 18 DILUENT <text:s/>20L, 20 L </text:p>
          </table:table-cell>
          <table:table-cell office:value-type="string" calcext:value-type="string">
            <text:p>Mythic 18 Diluent <text:s/>20L, HM18-009-20, 20 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164.23" calcext:value-type="float">
            <text:p>89164.23</text:p>
          </table:table-cell>
          <table:table-cell office:value-type="string" calcext:value-type="string">
            <text:p>0 %</text:p>
          </table:table-cell>
          <table:table-cell office:value-type="float" office:value="3566569.2" calcext:value-type="float">
            <text:p>3566569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Erma lyse/Clean/hardcleaner c/Printing paper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9202.9" calcext:value-type="float">
            <text:p>119202.9</text:p>
          </table:table-cell>
          <table:table-cell office:value-type="string" calcext:value-type="string">
            <text:p>0 %</text:p>
          </table:table-cell>
          <table:table-cell office:value-type="float" office:value="4648913.1" calcext:value-type="float">
            <text:p>4648913.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Mythic 18 Diluent/Flush cleanser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02652.9" calcext:value-type="float">
            <text:p>102652.9</text:p>
          </table:table-cell>
          <table:table-cell office:value-type="string" calcext:value-type="string">
            <text:p>0 %</text:p>
          </table:table-cell>
          <table:table-cell office:value-type="float" office:value="4003463.1" calcext:value-type="float">
            <text:p>4003463.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Mythic 18 Lyse and Clean (Stocked Product)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4152.9" calcext:value-type="float">
            <text:p>114152.9</text:p>
          </table:table-cell>
          <table:table-cell office:value-type="string" calcext:value-type="string">
            <text:p>0 %</text:p>
          </table:table-cell>
          <table:table-cell office:value-type="float" office:value="4451963.1" calcext:value-type="float">
            <text:p>4451963.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Antisera Set of A/B/D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51252.9" calcext:value-type="float">
            <text:p>51252.9</text:p>
          </table:table-cell>
          <table:table-cell office:value-type="string" calcext:value-type="string">
            <text:p>0 %</text:p>
          </table:table-cell>
          <table:table-cell office:value-type="float" office:value="1793851.5" calcext:value-type="float">
            <text:p>1793851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ACARIS BLOOD BAGS</text:p>
          </table:table-cell>
          <table:table-cell office:value-type="string" calcext:value-type="string">
            <text:p>blood ba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3000" calcext:value-type="float">
            <text:p>123000</text:p>
          </table:table-cell>
          <table:table-cell office:value-type="string" calcext:value-type="string">
            <text:p>0 %</text:p>
          </table:table-cell>
          <table:table-cell office:value-type="float" office:value="861000" calcext:value-type="float">
            <text:p>861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 100 PCS/BOX, WITH ACCESSORI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ouch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6150000" calcext:value-type="float">
            <text:p>615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250 ML SINGLE PEDIATRIC BLOOD BAGS, 250 ML </text:p>
          </table:table-cell>
          <table:table-cell office:value-type="string" calcext:value-type="string">
            <text:p>250 ML SINGLE PEDIATRIC BLOOD BAGS, DP10106, 250 ML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pouch</text:p>
          </table:table-cell>
          <table:table-cell office:value-type="float" office:value="15375" calcext:value-type="float">
            <text:p>15375</text:p>
          </table:table-cell>
          <table:table-cell office:value-type="string" calcext:value-type="string">
            <text:p>0 %</text:p>
          </table:table-cell>
          <table:table-cell office:value-type="float" office:value="-861000" calcext:value-type="float">
            <text:p>-861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7 11:03:01 AM</text:p>
          </table:table-cell>
          <table:table-cell office:value-type="string" calcext:value-type="string">
            <text:p>PAYMENT WAS ON 7-9-17.</text:p>
          </table:table-cell>
          <table:table-cell/>
          <table:table-cell office:value-type="string" calcext:value-type="string">
            <text:p>6/28/2017 4:06:00 PM</text:p>
          </table:table-cell>
          <table:table-cell office:value-type="string" calcext:value-type="string">
            <text:p>6/22/2017 12:00:00 AM</text:p>
          </table:table-cell>
          <table:table-cell table:style-name="ce1" office:value-type="string" calcext:value-type="string">
            <text:p>9/8/2017 11:25:23 AM</text:p>
          </table:table-cell>
          <table:table-cell office:value-type="float" office:value="51550429.5" calcext:value-type="float">
            <text:p>51550429.5</text:p>
          </table:table-cell>
          <table:table-cell table:style-name="ce1" office:value-type="string" calcext:value-type="string">
            <text:p>6/22/2017 12:00:00 AM</text:p>
          </table:table-cell>
          <table:table-cell office:value-type="string" calcext:value-type="string">
            <text:p>FCTA/TB/2016(4)005A</text:p>
          </table:table-cell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6th June 2017</text:p>
          </table:table-cell>
          <table:table-cell office:value-type="string" calcext:value-type="string">
            <text:p>250 ML SINGLE PEDIATRIC BLOOD BAGS, 250 ML </text:p>
          </table:table-cell>
          <table:table-cell office:value-type="string" calcext:value-type="string">
            <text:p>250 ML SINGLE PEDIATRIC BLOOD BAGS, DP10106, 250 ML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pouch</text:p>
          </table:table-cell>
          <table:table-cell office:value-type="float" office:value="15375" calcext:value-type="float">
            <text:p>15375</text:p>
          </table:table-cell>
          <table:table-cell office:value-type="string" calcext:value-type="string">
            <text:p>0 %</text:p>
          </table:table-cell>
          <table:table-cell office:value-type="float" office:value="-6150000" calcext:value-type="float">
            <text:p>-615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7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5/2017 8:41:08 AM</text:p>
          </table:table-cell>
          <table:table-cell table:number-columns-repeated="2"/>
          <table:table-cell office:value-type="string" calcext:value-type="string">
            <text:p>7/5/2017 9:00:19 AM</text:p>
          </table:table-cell>
          <table:table-cell office:value-type="string" calcext:value-type="string">
            <text:p>7/4/2017 12:00:00 AM</text:p>
          </table:table-cell>
          <table:table-cell table:style-name="ce1" office:value-type="string" calcext:value-type="string">
            <text:p>10/3/2017 5:10:32 PM</text:p>
          </table:table-cell>
          <table:table-cell office:value-type="float" office:value="2360000" calcext:value-type="float">
            <text:p>2360000</text:p>
          </table:table-cell>
          <table:table-cell table:style-name="ce1" office:value-type="string" calcext:value-type="string">
            <text:p>7/5/2017 12:00:00 AM</text:p>
          </table:table-cell>
          <table:table-cell/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7/05/2017</text:p>
          </table:table-cell>
          <table:table-cell office:value-type="string" calcext:value-type="string">
            <text:p>CELL PACK</text:p>
          </table:table-cell>
          <table:table-cell office:value-type="string" calcext:value-type="string">
            <text:p>20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8000" calcext:value-type="float">
            <text:p>118000</text:p>
          </table:table-cell>
          <table:table-cell office:value-type="string" calcext:value-type="string">
            <text:p>0 %</text:p>
          </table:table-cell>
          <table:table-cell office:value-type="float" office:value="2360000" calcext:value-type="float">
            <text:p>23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7/2017 11:27:19 AM</text:p>
          </table:table-cell>
          <table:table-cell office:value-type="string" calcext:value-type="string">
            <text:p>FOR SAMPLING</text:p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AMPLING</text:p>
          </table:table-cell>
          <table:table-cell table:number-columns-repeated="2"/>
          <table:table-cell office:value-type="string" calcext:value-type="string">
            <text:p>MULTISURE HIV RAPID TEST, 20TESTS </text:p>
          </table:table-cell>
          <table:table-cell office:value-type="string" calcext:value-type="string">
            <text:p>MULTI SURE HIV RAPID TEST KIT 20 TEST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7/2017 11:27:19 AM</text:p>
          </table:table-cell>
          <table:table-cell office:value-type="string" calcext:value-type="string">
            <text:p>FOR SAMPLING</text:p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AMPLING</text:p>
          </table:table-cell>
          <table:table-cell table:number-columns-repeated="2"/>
          <table:table-cell office:value-type="string" calcext:value-type="string">
            <text:p>MP ASSURE MALAIRA KIT</text:p>
          </table:table-cell>
          <table:table-cell office:value-type="string" calcext:value-type="string">
            <text:p>25 TES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1/2017 2:49:00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table:number-columns-repeated="2"/>
          <table:table-cell office:value-type="string" calcext:value-type="string">
            <text:p>SYPHILIS KIT, 192 TESTS </text:p>
          </table:table-cell>
          <table:table-cell office:value-type="string" calcext:value-type="string">
            <text:p>SYPHILIS KIT, 081142, 192 TESTS, 2017-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1/2017 2:49:00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table:number-columns-repeated="2"/>
          <table:table-cell office:value-type="string" calcext:value-type="string">
            <text:p>HCV KIT, 192 TESTS <text:s text:c="2"/></text:p>
          </table:table-cell>
          <table:table-cell office:value-type="string" calcext:value-type="string">
            <text:p>HCV KIT, 071064, 192 TESTS ,2017-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1/2017 2:49:00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yere Nwosu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table:number-columns-repeated="2"/>
          <table:table-cell office:value-type="string" calcext:value-type="string">
            <text:p>HBSAG KIT, 192 TESTS </text:p>
          </table:table-cell>
          <table:table-cell office:value-type="string" calcext:value-type="string">
            <text:p>HBSAG KIT, 071068, <text:s/>TESTS, 2017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08:59 AM</text:p>
          </table:table-cell>
          <table:table-cell table:number-columns-repeated="2"/>
          <table:table-cell table:number-columns-repeated="2" office:value-type="string" calcext:value-type="string">
            <text:p>10/5/2017 11:13:44 AM</text:p>
          </table:table-cell>
          <table:table-cell table:style-name="ce1" office:value-type="string" calcext:value-type="string">
            <text:p>2/23/2018 10:04:10 AM</text:p>
          </table:table-cell>
          <table:table-cell office:value-type="float" office:value="2465000" calcext:value-type="float">
            <text:p>2465000</text:p>
          </table:table-cell>
          <table:table-cell table:style-name="ce1" office:value-type="string" calcext:value-type="string">
            <text:p>10/5/2017 12:00:00 AM</text:p>
          </table:table-cell>
          <table:table-cell office:value-type="string" calcext:value-type="string">
            <text:p>ACMS/1110/LAB/703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26TH SEPTEMBER, 2017</text:p>
          </table:table-cell>
          <table:table-cell office:value-type="string" calcext:value-type="string">
            <text:p>ISE DILUENT, 12X25ML </text:p>
          </table:table-cell>
          <table:table-cell office:value-type="string" calcext:value-type="string">
            <text:p>ISDI-0250 12X25 ML.LOTNO 17-0296.EXP 2018-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5000" calcext:value-type="float">
            <text:p>145000</text:p>
          </table:table-cell>
          <table:table-cell office:value-type="string" calcext:value-type="string">
            <text:p>0 %</text:p>
          </table:table-cell>
          <table:table-cell office:value-type="float" office:value="2465000" calcext:value-type="float">
            <text:p>246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15:54 AM</text:p>
          </table:table-cell>
          <table:table-cell table:number-columns-repeated="2"/>
          <table:table-cell table:number-columns-repeated="2" office:value-type="string" calcext:value-type="string">
            <text:p>10/5/2017 11:23:42 AM</text:p>
          </table:table-cell>
          <table:table-cell table:style-name="ce1" office:value-type="string" calcext:value-type="string">
            <text:p>2/23/2018 10:01:53 AM</text:p>
          </table:table-cell>
          <table:table-cell office:value-type="float" office:value="2100000" calcext:value-type="float">
            <text:p>2100000</text:p>
          </table:table-cell>
          <table:table-cell/>
          <table:table-cell office:value-type="string" calcext:value-type="string">
            <text:p>ACMS/1110/LAB/692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11TH SEPTEMBER, 2017</text:p>
          </table:table-cell>
          <table:table-cell office:value-type="string" calcext:value-type="string">
            <text:p>ISE REFERENCE SOLUTION, 1X500 ML </text:p>
          </table:table-cell>
          <table:table-cell office:value-type="string" calcext:value-type="string">
            <text:p>1X500 ML ISRS 0800.LOTNO17-0724.EXP2018-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2100000" calcext:value-type="float">
            <text:p>21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24:06 AM</text:p>
          </table:table-cell>
          <table:table-cell table:number-columns-repeated="2"/>
          <table:table-cell table:number-columns-repeated="2" office:value-type="string" calcext:value-type="string">
            <text:p>10/5/2017 11:35:58 AM</text:p>
          </table:table-cell>
          <table:table-cell table:style-name="ce1" office:value-type="string" calcext:value-type="string">
            <text:p>2/23/2018 9:57:43 AM</text:p>
          </table:table-cell>
          <table:table-cell office:value-type="float" office:value="1319606.25" calcext:value-type="float">
            <text:p>1319606.25</text:p>
          </table:table-cell>
          <table:table-cell/>
          <table:table-cell office:value-type="string" calcext:value-type="string">
            <text:p>ACMS/1110/LAB/690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5TH SEPTEMBER, 2017</text:p>
          </table:table-cell>
          <table:table-cell office:value-type="string" calcext:value-type="string">
            <text:p>GLUCOSE PAP SL, 6 X 45 ML </text:p>
          </table:table-cell>
          <table:table-cell office:value-type="string" calcext:value-type="string">
            <text:p>lot 16-1452 exp 2018/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400000" calcext:value-type="float">
            <text:p>4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24:06 AM</text:p>
          </table:table-cell>
          <table:table-cell table:number-columns-repeated="2"/>
          <table:table-cell table:number-columns-repeated="2" office:value-type="string" calcext:value-type="string">
            <text:p>10/5/2017 11:35:58 AM</text:p>
          </table:table-cell>
          <table:table-cell table:style-name="ce1" office:value-type="string" calcext:value-type="string">
            <text:p>2/23/2018 9:57:43 AM</text:p>
          </table:table-cell>
          <table:table-cell office:value-type="float" office:value="1319606.25" calcext:value-type="float">
            <text:p>1319606.25</text:p>
          </table:table-cell>
          <table:table-cell/>
          <table:table-cell office:value-type="string" calcext:value-type="string">
            <text:p>ACMS/1110/LAB/690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5TH SEPTEMBER, 2017</text:p>
          </table:table-cell>
          <table:table-cell office:value-type="string" calcext:value-type="string">
            <text:p>ALP DEA SL, 4 X 25 ML </text:p>
          </table:table-cell>
          <table:table-cell office:value-type="string" calcext:value-type="string">
            <text:p>EXP DATE: 2019/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057.75" calcext:value-type="float">
            <text:p>35057.75</text:p>
          </table:table-cell>
          <table:table-cell office:value-type="string" calcext:value-type="string">
            <text:p>0 %</text:p>
          </table:table-cell>
          <table:table-cell office:value-type="float" office:value="175288.75" calcext:value-type="float">
            <text:p>175288.7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24:06 AM</text:p>
          </table:table-cell>
          <table:table-cell table:number-columns-repeated="2"/>
          <table:table-cell table:number-columns-repeated="2" office:value-type="string" calcext:value-type="string">
            <text:p>10/5/2017 11:35:58 AM</text:p>
          </table:table-cell>
          <table:table-cell table:style-name="ce1" office:value-type="string" calcext:value-type="string">
            <text:p>2/23/2018 9:57:43 AM</text:p>
          </table:table-cell>
          <table:table-cell office:value-type="float" office:value="1319606.25" calcext:value-type="float">
            <text:p>1319606.25</text:p>
          </table:table-cell>
          <table:table-cell/>
          <table:table-cell office:value-type="string" calcext:value-type="string">
            <text:p>ACMS/1110/LAB/690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5TH SEPTEMBER, 2017</text:p>
          </table:table-cell>
          <table:table-cell office:value-type="string" calcext:value-type="string">
            <text:p>ALT/GPT, 8X25 ML </text:p>
          </table:table-cell>
          <table:table-cell office:value-type="string" calcext:value-type="string">
            <text:p>ALT/GPT, ALSL 0250,8x25 ml, 2018/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856.4" calcext:value-type="float">
            <text:p>53856.4</text:p>
          </table:table-cell>
          <table:table-cell office:value-type="string" calcext:value-type="string">
            <text:p>0 %</text:p>
          </table:table-cell>
          <table:table-cell office:value-type="float" office:value="269282" calcext:value-type="float">
            <text:p>26928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24:06 AM</text:p>
          </table:table-cell>
          <table:table-cell table:number-columns-repeated="2"/>
          <table:table-cell table:number-columns-repeated="2" office:value-type="string" calcext:value-type="string">
            <text:p>10/5/2017 11:35:58 AM</text:p>
          </table:table-cell>
          <table:table-cell table:style-name="ce1" office:value-type="string" calcext:value-type="string">
            <text:p>2/23/2018 9:57:43 AM</text:p>
          </table:table-cell>
          <table:table-cell office:value-type="float" office:value="1319606.25" calcext:value-type="float">
            <text:p>1319606.25</text:p>
          </table:table-cell>
          <table:table-cell/>
          <table:table-cell office:value-type="string" calcext:value-type="string">
            <text:p>ACMS/1110/LAB/690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5TH SEPTEMBER, 2017</text:p>
          </table:table-cell>
          <table:table-cell office:value-type="string" calcext:value-type="string">
            <text:p>AST/GOT 4+1 SL, 8X25 ML </text:p>
          </table:table-cell>
          <table:table-cell office:value-type="string" calcext:value-type="string">
            <text:p>AST/GOT, ASSL 0250, 8X25 ML, 2018/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07.1" calcext:value-type="float">
            <text:p>50007.1</text:p>
          </table:table-cell>
          <table:table-cell office:value-type="string" calcext:value-type="string">
            <text:p>0 %</text:p>
          </table:table-cell>
          <table:table-cell office:value-type="float" office:value="250035.5" calcext:value-type="float">
            <text:p>250035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5/2017 11:24:06 AM</text:p>
          </table:table-cell>
          <table:table-cell table:number-columns-repeated="2"/>
          <table:table-cell table:number-columns-repeated="2" office:value-type="string" calcext:value-type="string">
            <text:p>10/5/2017 11:35:58 AM</text:p>
          </table:table-cell>
          <table:table-cell table:style-name="ce1" office:value-type="string" calcext:value-type="string">
            <text:p>2/23/2018 9:57:43 AM</text:p>
          </table:table-cell>
          <table:table-cell office:value-type="float" office:value="1319606.25" calcext:value-type="float">
            <text:p>1319606.25</text:p>
          </table:table-cell>
          <table:table-cell/>
          <table:table-cell office:value-type="string" calcext:value-type="string">
            <text:p>ACMS/1110/LAB/690/17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5TH SEPTEMBER, 2017</text:p>
          </table:table-cell>
          <table:table-cell office:value-type="string" calcext:value-type="string">
            <text:p>TRIGL MONO SL, 6 X 45 ML </text:p>
          </table:table-cell>
          <table:table-cell office:value-type="string" calcext:value-type="string">
            <text:p>TRIGL MONO SL, TGML 0455, 6 x 45 ml ,2018/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0 %</text:p>
          </table:table-cell>
          <table:table-cell office:value-type="float" office:value="225000" calcext:value-type="float">
            <text:p>22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12/2017 11:42:28 AM</text:p>
          </table:table-cell>
          <table:table-cell table:number-columns-repeated="2"/>
          <table:table-cell table:number-columns-repeated="2" office:value-type="string" calcext:value-type="string">
            <text:p>10/30/2017 2:23:4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/11/2017 12:00:00 AM</text:p>
          </table:table-cell>
          <table:table-cell office:value-type="string" calcext:value-type="string">
            <text:p>LAB/681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HCV KIT, 192 TESTS <text:s text:c="2"/></text:p>
          </table:table-cell>
          <table:table-cell office:value-type="string" calcext:value-type="string">
            <text:p>HCV KIT, 071064, 192 TESTS ,2018/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1000" calcext:value-type="float">
            <text:p>201000</text:p>
          </table:table-cell>
          <table:table-cell office:value-type="string" calcext:value-type="string">
            <text:p>0 %</text:p>
          </table:table-cell>
          <table:table-cell office:value-type="float" office:value="2010000" calcext:value-type="float">
            <text:p>201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12/2017 11:42:28 AM</text:p>
          </table:table-cell>
          <table:table-cell table:number-columns-repeated="2"/>
          <table:table-cell table:number-columns-repeated="2" office:value-type="string" calcext:value-type="string">
            <text:p>10/30/2017 2:23:4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/11/2017 12:00:00 AM</text:p>
          </table:table-cell>
          <table:table-cell office:value-type="string" calcext:value-type="string">
            <text:p>LAB/681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AUTOBIO HCV KIT (96 TESTS)</text:p>
          </table:table-cell>
          <table:table-cell office:value-type="string" calcext:value-type="string">
            <text:p>HCV KIT (96 TESTS), E0320 . exp date2018/5/8, lot no.:09E19-M6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500" calcext:value-type="float">
            <text:p>100500</text:p>
          </table:table-cell>
          <table:table-cell office:value-type="string" calcext:value-type="string">
            <text:p>0 %</text:p>
          </table:table-cell>
          <table:table-cell office:value-type="float" office:value="402000" calcext:value-type="float">
            <text:p>402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12/2017 12:31:11 PM</text:p>
          </table:table-cell>
          <table:table-cell table:number-columns-repeated="2"/>
          <table:table-cell table:number-columns-repeated="2" office:value-type="string" calcext:value-type="string">
            <text:p>1/26/2018 12:58:10 PM</text:p>
          </table:table-cell>
          <table:table-cell table:style-name="ce1" office:value-type="string" calcext:value-type="string">
            <text:p>6/5/2018 9:51:09 AM</text:p>
          </table:table-cell>
          <table:table-cell office:value-type="float" office:value="2420000" calcext:value-type="float">
            <text:p>2420000</text:p>
          </table:table-cell>
          <table:table-cell table:style-name="ce1" office:value-type="string" calcext:value-type="string">
            <text:p>10/11/2017 12:00:00 AM</text:p>
          </table:table-cell>
          <table:table-cell office:value-type="string" calcext:value-type="string">
            <text:p>LAB/679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SYPHILIS KIT, 192 TESTS </text:p>
          </table:table-cell>
          <table:table-cell office:value-type="string" calcext:value-type="string">
            <text:p>SYPHILIS KIT, 081142, 192 TESTS,2017/12,2018/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string" calcext:value-type="string">
            <text:p>0 %</text:p>
          </table:table-cell>
          <table:table-cell office:value-type="float" office:value="2420000" calcext:value-type="float">
            <text:p>242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12/2017 12:34:03 PM</text:p>
          </table:table-cell>
          <table:table-cell table:number-columns-repeated="2"/>
          <table:table-cell table:number-columns-repeated="2" office:value-type="string" calcext:value-type="string">
            <text:p>10/30/2017 2:25:31 PM</text:p>
          </table:table-cell>
          <table:table-cell table:style-name="ce1" office:value-type="string" calcext:value-type="string">
            <text:p>6/5/2018 1:47:08 PM</text:p>
          </table:table-cell>
          <table:table-cell office:value-type="float" office:value="2415000" calcext:value-type="float">
            <text:p>2415000</text:p>
          </table:table-cell>
          <table:table-cell table:style-name="ce1" office:value-type="string" calcext:value-type="string">
            <text:p>10/11/2017 12:00:00 AM</text:p>
          </table:table-cell>
          <table:table-cell office:value-type="string" calcext:value-type="string">
            <text:p>LAB/683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LAGEN HBSAG 480 TEST</text:p>
          </table:table-cell>
          <table:table-cell office:value-type="string" calcext:value-type="string">
            <text:p>480 TEST 071015,2018/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2500" calcext:value-type="float">
            <text:p>402500</text:p>
          </table:table-cell>
          <table:table-cell office:value-type="string" calcext:value-type="string">
            <text:p>0 %</text:p>
          </table:table-cell>
          <table:table-cell office:value-type="float" office:value="2415000" calcext:value-type="float">
            <text:p>241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23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17/2017 4:29:18 PM</text:p>
          </table:table-cell>
          <table:table-cell table:number-columns-repeated="2"/>
          <table:table-cell table:number-columns-repeated="2" office:value-type="string" calcext:value-type="string">
            <text:p>10/17/2017 4:31:21 PM</text:p>
          </table:table-cell>
          <table:table-cell table:style-name="ce1" office:value-type="string" calcext:value-type="string">
            <text:p>6/1/2018 11:32:55 AM</text:p>
          </table:table-cell>
          <table:table-cell office:value-type="float" office:value="2420000" calcext:value-type="float">
            <text:p>2420000</text:p>
          </table:table-cell>
          <table:table-cell/>
          <table:table-cell office:value-type="string" calcext:value-type="string">
            <text:p>LAB/699/17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/>
          <table:table-cell office:value-type="string" calcext:value-type="string">
            <text:p>20/9/2017</text:p>
          </table:table-cell>
          <table:table-cell office:value-type="string" calcext:value-type="string">
            <text:p>PEADIATRIC VAC NEEDLE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string" calcext:value-type="string">
            <text:p>0 %</text:p>
          </table:table-cell>
          <table:table-cell office:value-type="float" office:value="2420000" calcext:value-type="float">
            <text:p>242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SO-00108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5/2017 11:15:48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2/5/2017 12:00:00 AM</text:p>
          </table:table-cell>
          <table:table-cell/>
          <table:table-cell office:value-type="string" calcext:value-type="string">
            <text:p>Jennifer Egba Eyoma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CHWKWUEZI LAURA</text:p>
          </table:table-cell>
          <table:table-cell/>
          <table:table-cell office:value-type="string" calcext:value-type="string">
            <text:p>MYTHIC 22 FULLY AUTOMATED HEMATOLOGY ANALYZER , <text:s/></text:p>
          </table:table-cell>
          <table:table-cell office:value-type="string" calcext:value-type="string">
            <text:p>Model: Mythic 22</text:p>
            <text:p>Make: Orphee</text:p>
            <text:p>Country of Manufacture: Switzerland.</text:p>
            <text:p>Parameter: 22 complete haematology parameters with 5part complete differentiation of WBC.,200517-002130, 200517-002127,2001517-002146, 200517-002143, 200617-002148.</text:p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983000" calcext:value-type="float">
            <text:p>5983000</text:p>
          </table:table-cell>
          <table:table-cell office:value-type="string" calcext:value-type="string">
            <text:p>0 %</text:p>
          </table:table-cell>
          <table:table-cell office:value-type="float" office:value="35898000" calcext:value-type="float">
            <text:p>35898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8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5/2017 11:15:48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2/5/2017 12:00:00 AM</text:p>
          </table:table-cell>
          <table:table-cell/>
          <table:table-cell office:value-type="string" calcext:value-type="string">
            <text:p>Jennifer Egba Eyoma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CHWKWUEZI LAURA</text:p>
          </table:table-cell>
          <table:table-cell/>
          <table:table-cell office:value-type="string" calcext:value-type="string">
            <text:p>M22/18 BARCODE READER</text:p>
          </table:table-cell>
          <table:table-cell office:value-type="string" calcext:value-type="string">
            <text:p>Barcode reader, 134000, 134002, 134008, 134003, 133996,133987.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8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5/2017 11:15:48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2/5/2017 12:00:00 AM</text:p>
          </table:table-cell>
          <table:table-cell/>
          <table:table-cell office:value-type="string" calcext:value-type="string">
            <text:p>Jennifer Egba Eyoma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CHWKWUEZI LAURA</text:p>
          </table:table-cell>
          <table:table-cell/>
          <table:table-cell office:value-type="string" calcext:value-type="string">
            <text:p>EPSON PRINTER LQ-350</text:p>
          </table:table-cell>
          <table:table-cell office:value-type="string" calcext:value-type="string">
            <text:p>EPSON PRINTER LQ-350, R9AY065759, R9AY067019, R9AY065759, A9AY062796, R9AY066196, R9AY066180, R9AY076355,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TOTAL BILIRUBIN, 8 X 25 ML <text:s text:c="2"/></text:p>
          </table:table-cell>
          <table:table-cell office:value-type="string" calcext:value-type="string">
            <text:p>Total Bilirubin, BITO-0250, 8 x 25 m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36065.9" calcext:value-type="float">
            <text:p>36065.9</text:p>
          </table:table-cell>
          <table:table-cell office:value-type="string" calcext:value-type="string">
            <text:p>0 %</text:p>
          </table:table-cell>
          <table:table-cell office:value-type="float" office:value="36065.9" calcext:value-type="float">
            <text:p>36065.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DIRECT BILIRUBIN, 8 X 25 ML </text:p>
          </table:table-cell>
          <table:table-cell office:value-type="string" calcext:value-type="string">
            <text:p>Direct Bilirubin, BIDI 0250, 8 x 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839.4" calcext:value-type="float">
            <text:p>49839.4</text:p>
          </table:table-cell>
          <table:table-cell office:value-type="string" calcext:value-type="string">
            <text:p>0 %</text:p>
          </table:table-cell>
          <table:table-cell office:value-type="float" office:value="49839.4" calcext:value-type="float">
            <text:p>49839.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ST/GOT 4+1 SL, 8X25 ML </text:p>
          </table:table-cell>
          <table:table-cell office:value-type="string" calcext:value-type="string">
            <text:p>AST/GOT, ASSL 0250, 8X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7.1" calcext:value-type="float">
            <text:p>50007.1</text:p>
          </table:table-cell>
          <table:table-cell office:value-type="string" calcext:value-type="string">
            <text:p>0 %</text:p>
          </table:table-cell>
          <table:table-cell office:value-type="float" office:value="50007.1" calcext:value-type="float">
            <text:p>50007.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LT/GPT, 8X25 ML </text:p>
          </table:table-cell>
          <table:table-cell office:value-type="string" calcext:value-type="string">
            <text:p>ALT/GPT, ALSL 0250,8x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856.4" calcext:value-type="float">
            <text:p>53856.4</text:p>
          </table:table-cell>
          <table:table-cell office:value-type="string" calcext:value-type="string">
            <text:p>0 %</text:p>
          </table:table-cell>
          <table:table-cell office:value-type="float" office:value="53856.4" calcext:value-type="float">
            <text:p>53856.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UREA UV SL, 4 X 55 ML </text:p>
          </table:table-cell>
          <table:table-cell office:value-type="string" calcext:value-type="string">
            <text:p>URSL 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0 %</text:p>
          </table:table-cell>
          <table:table-cell office:value-type="float" office:value="85000" calcext:value-type="float">
            <text:p>8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GLUCOSE PAP SL, 6 X 45 ML </text:p>
          </table:table-cell>
          <table:table-cell office:value-type="string" calcext:value-type="string">
            <text:p>GLUCOSE PAP, GPSL- 0455, 6X4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CALCIUM ARSENAZO, 2X 125 ML </text:p>
          </table:table-cell>
          <table:table-cell office:value-type="string" calcext:value-type="string">
            <text:p>Calcium Arsenazo, CALA-0600, 2x 125 ml,2019/2 <text:s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0 %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20500" calcext:value-type="float">
            <text:p>120500</text:p>
          </table:table-cell>
          <table:table-cell office:value-type="string" calcext:value-type="string">
            <text:p>0 %</text:p>
          </table:table-cell>
          <table:table-cell office:value-type="float" office:value="120500" calcext:value-type="float">
            <text:p>120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500" calcext:value-type="float">
            <text:p>130500</text:p>
          </table:table-cell>
          <table:table-cell office:value-type="string" calcext:value-type="string">
            <text:p>0 %</text:p>
          </table:table-cell>
          <table:table-cell office:value-type="float" office:value="130500" calcext:value-type="float">
            <text:p>130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0 %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HBV TEST, 96 TEST </text:p>
          </table:table-cell>
          <table:table-cell office:value-type="string" calcext:value-type="string">
            <text:p>96 T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string" calcext:value-type="string">
            <text:p>0 %</text:p>
          </table:table-cell>
          <table:table-cell office:value-type="float" office:value="110000" calcext:value-type="float">
            <text:p>11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SYPHILIS KIT, 192 TESTS </text:p>
          </table:table-cell>
          <table:table-cell office:value-type="string" calcext:value-type="string">
            <text:p>SYPHILIS KIT, 081142, 192 TES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000" calcext:value-type="float">
            <text:p>115000</text:p>
          </table:table-cell>
          <table:table-cell office:value-type="string" calcext:value-type="string">
            <text:p>0 %</text:p>
          </table:table-cell>
          <table:table-cell office:value-type="float" office:value="115000" calcext:value-type="float">
            <text:p>11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ULTISURE HIV RAPID TEST, 20TESTS </text:p>
          </table:table-cell>
          <table:table-cell office:value-type="string" calcext:value-type="string">
            <text:p>MULTI SURE HIV RAPID TEST KIT 20 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.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0 %</text:p>
          </table:table-cell>
          <table:table-cell office:value-type="float" office:value="79000" calcext:value-type="float">
            <text:p>79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HCV KIT, 192 TESTS <text:s text:c="2"/></text:p>
          </table:table-cell>
          <table:table-cell office:value-type="string" calcext:value-type="string">
            <text:p>HCV KIT, 071064, 192 TESTS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500" calcext:value-type="float">
            <text:p>105500</text:p>
          </table:table-cell>
          <table:table-cell office:value-type="string" calcext:value-type="string">
            <text:p>0 %</text:p>
          </table:table-cell>
          <table:table-cell office:value-type="float" office:value="105500" calcext:value-type="float">
            <text:p>105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table:number-columns-repeated="2" office:value-type="string" calcext:value-type="string">
            <text:p>KN DILU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000" calcext:value-type="float">
            <text:p>128000</text:p>
          </table:table-cell>
          <table:table-cell office:value-type="string" calcext:value-type="string">
            <text:p>0 %</text:p>
          </table:table-cell>
          <table:table-cell office:value-type="float" office:value="128000" calcext:value-type="float">
            <text:p>128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A, 10 ML </text:p>
          </table:table-cell>
          <table:table-cell office:value-type="string" calcext:value-type="string">
            <text:p>ANTI A: Plasmatec (10x10m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0 %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B, 10 ML <text:s/></text:p>
          </table:table-cell>
          <table:table-cell office:value-type="string" calcext:value-type="string">
            <text:p>ANTI B: Plasmatec (10x10m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26600" calcext:value-type="float">
            <text:p>26600</text:p>
          </table:table-cell>
          <table:table-cell office:value-type="string" calcext:value-type="string">
            <text:p>0 %</text:p>
          </table:table-cell>
          <table:table-cell office:value-type="float" office:value="26600" calcext:value-type="float">
            <text:p>266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D, 10 ML/BTL <text:s/></text:p>
          </table:table-cell>
          <table:table-cell office:value-type="string" calcext:value-type="string">
            <text:p>ANTI D: Plasmatec (10x10m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29900" calcext:value-type="float">
            <text:p>29900</text:p>
          </table:table-cell>
          <table:table-cell office:value-type="string" calcext:value-type="string">
            <text:p>0 %</text:p>
          </table:table-cell>
          <table:table-cell office:value-type="float" office:value="29900" calcext:value-type="float">
            <text:p>299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URIC ACID MONO SL, 12X20ML</text:p>
          </table:table-cell>
          <table:table-cell office:value-type="string" calcext:value-type="string">
            <text:p>URIC ACID MONO SL, AUML-0250, 12x20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0 %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017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7 1:38:06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HIV 4 TOTAL SCREENING KIT, 96 TESTS <text:s text:c="2"/></text:p>
          </table:table-cell>
          <table:table-cell office:value-type="string" calcext:value-type="string">
            <text:p>HIV 4 TOTAL SCREENING KIT, 081311, 96 TESTS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310" calcext:value-type="float">
            <text:p>133310</text:p>
          </table:table-cell>
          <table:table-cell office:value-type="string" calcext:value-type="string">
            <text:p>0 %</text:p>
          </table:table-cell>
          <table:table-cell office:value-type="float" office:value="133310" calcext:value-type="float">
            <text:p>13331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1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3/2017 9:32:13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Donation/PPP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DILUENT 10L, 10L </text:p>
          </table:table-cell>
          <table:table-cell office:value-type="string" calcext:value-type="string">
            <text:p>lot:1618900013, exp:2019-0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1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3/2017 9:32:13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Donation/PPP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CLEANING SOLUTION 1L, 1L</text:p>
          </table:table-cell>
          <table:table-cell office:value-type="string" calcext:value-type="string">
            <text:p><text:s/>HM22-001-1,lot:161540004, exp:2018-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1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3/2017 9:32:13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Donation/PPP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ONLYONE LYSE </text:p>
          </table:table-cell>
          <table:table-cell office:value-type="string" calcext:value-type="string">
            <text:p>LOT NO:1702,EXP DATE:2019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1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3/2017 9:32:13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Donation/PPP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FLUSH-CLEANER 0.25L, 0.25 L </text:p>
          </table:table-cell>
          <table:table-cell office:value-type="string" calcext:value-type="string">
            <text:p>Mythic 18-22 Flush-Cleaner 0.25L, lot:706-97, exp:2018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1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3/2017 9:32:13 A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Donation/PPP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CONNECTING CABLE FOR MYTHIC ANALYZ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35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22/2018 11:20:33 AM</text:p>
          </table:table-cell>
          <table:table-cell table:number-columns-repeated="2"/>
          <table:table-cell table:number-columns-repeated="2" office:value-type="string" calcext:value-type="string">
            <text:p>2/22/2018 1:40:39 PM</text:p>
          </table:table-cell>
          <table:table-cell table:style-name="ce1" office:value-type="string" calcext:value-type="string">
            <text:p>7/26/2018 2:11:12 PM</text:p>
          </table:table-cell>
          <table:table-cell office:value-type="float" office:value="2465000" calcext:value-type="float">
            <text:p>2465000</text:p>
          </table:table-cell>
          <table:table-cell table:number-columns-repeated="2"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CREATININE JAFFE, 2X 125 ML + STD</text:p>
          </table:table-cell>
          <table:table-cell office:value-type="string" calcext:value-type="string">
            <text:p>Creatinine Jaffe, CRCO-0600, 2x 125 m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0 %</text:p>
          </table:table-cell>
          <table:table-cell office:value-type="float" office:value="1105000" calcext:value-type="float">
            <text:p>110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35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22/2018 11:20:33 AM</text:p>
          </table:table-cell>
          <table:table-cell table:number-columns-repeated="2"/>
          <table:table-cell table:number-columns-repeated="2" office:value-type="string" calcext:value-type="string">
            <text:p>2/22/2018 1:40:39 PM</text:p>
          </table:table-cell>
          <table:table-cell table:style-name="ce1" office:value-type="string" calcext:value-type="string">
            <text:p>7/26/2018 2:11:12 PM</text:p>
          </table:table-cell>
          <table:table-cell office:value-type="float" office:value="2465000" calcext:value-type="float">
            <text:p>2465000</text:p>
          </table:table-cell>
          <table:table-cell table:number-columns-repeated="2"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CREATININE PAP, 8X28 ML <text:s/></text:p>
          </table:table-cell>
          <table:table-cell office:value-type="string" calcext:value-type="string">
            <text:p>Creatinine PAP SL ,CRSL 0250, 8X25m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0 %</text:p>
          </table:table-cell>
          <table:table-cell office:value-type="float" office:value="1360000" calcext:value-type="float">
            <text:p>13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353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22/2018 12:43:57 PM</text:p>
          </table:table-cell>
          <table:table-cell table:number-columns-repeated="2"/>
          <table:table-cell office:value-type="string" calcext:value-type="string">
            <text:p>2/22/2018 1:41:36 PM</text:p>
          </table:table-cell>
          <table:table-cell office:value-type="string" calcext:value-type="string">
            <text:p>2/22/2018 12:00:00 AM</text:p>
          </table:table-cell>
          <table:table-cell table:style-name="ce1" office:value-type="string" calcext:value-type="string">
            <text:p>7/20/2018 11:00:30 AM</text:p>
          </table:table-cell>
          <table:table-cell office:value-type="float" office:value="2448000" calcext:value-type="float">
            <text:p>2448000</text:p>
          </table:table-cell>
          <table:table-cell/>
          <table:table-cell office:value-type="string" calcext:value-type="string">
            <text:p>1110/LAB/799/18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Zenith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MULTISURE HIV RAPID TEST, 20TESTS </text:p>
          </table:table-cell>
          <table:table-cell office:value-type="string" calcext:value-type="string">
            <text:p>MULTI SURE HIV RAPID TEST KIT 20 TESTS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pac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 %</text:p>
          </table:table-cell>
          <table:table-cell office:value-type="float" office:value="2448000" calcext:value-type="float">
            <text:p>2448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35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22/2018 1:00:41 PM</text:p>
          </table:table-cell>
          <table:table-cell table:number-columns-repeated="2"/>
          <table:table-cell table:number-columns-repeated="2" office:value-type="string" calcext:value-type="string">
            <text:p>2/22/2018 1:38:22 PM</text:p>
          </table:table-cell>
          <table:table-cell table:style-name="ce1" office:value-type="string" calcext:value-type="string">
            <text:p>5/2/2018 10:37:52 AM</text:p>
          </table:table-cell>
          <table:table-cell office:value-type="float" office:value="2437890" calcext:value-type="float">
            <text:p>2437890</text:p>
          </table:table-cell>
          <table:table-cell/>
          <table:table-cell office:value-type="string" calcext:value-type="string">
            <text:p>1110/LAB/7800/18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HIV 4 TOTAL SCREENING KIT, 96 TESTS <text:s text:c="2"/></text:p>
          </table:table-cell>
          <table:table-cell office:value-type="string" calcext:value-type="string">
            <text:p>HIV 4 TOTAL SCREENING KIT, 081311, 96 TESTS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8310" calcext:value-type="float">
            <text:p>128310</text:p>
          </table:table-cell>
          <table:table-cell office:value-type="string" calcext:value-type="string">
            <text:p>0 %</text:p>
          </table:table-cell>
          <table:table-cell office:value-type="float" office:value="2181270" calcext:value-type="float">
            <text:p>218127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35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22/2018 1:00:41 PM</text:p>
          </table:table-cell>
          <table:table-cell table:number-columns-repeated="2"/>
          <table:table-cell table:number-columns-repeated="2" office:value-type="string" calcext:value-type="string">
            <text:p>2/22/2018 1:38:22 PM</text:p>
          </table:table-cell>
          <table:table-cell table:style-name="ce1" office:value-type="string" calcext:value-type="string">
            <text:p>5/2/2018 10:37:52 AM</text:p>
          </table:table-cell>
          <table:table-cell office:value-type="float" office:value="2437890" calcext:value-type="float">
            <text:p>2437890</text:p>
          </table:table-cell>
          <table:table-cell/>
          <table:table-cell office:value-type="string" calcext:value-type="string">
            <text:p>1110/LAB/7800/18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APDIA HIV P24 KIT, 192 TESTS </text:p>
          </table:table-cell>
          <table:table-cell office:value-type="string" calcext:value-type="string">
            <text:p>APDIA HIV P24 KIT, 790001, 192 TES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6620" calcext:value-type="float">
            <text:p>256620</text:p>
          </table:table-cell>
          <table:table-cell office:value-type="string" calcext:value-type="string">
            <text:p>0 %</text:p>
          </table:table-cell>
          <table:table-cell office:value-type="float" office:value="256620" calcext:value-type="float">
            <text:p>25662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36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23/2018 11:48:10 AM</text:p>
          </table:table-cell>
          <table:table-cell table:number-columns-repeated="2"/>
          <table:table-cell table:number-columns-repeated="2" office:value-type="string" calcext:value-type="string">
            <text:p>5/2/2018 1:30:35 PM</text:p>
          </table:table-cell>
          <table:table-cell table:style-name="ce1" office:value-type="string" calcext:value-type="string">
            <text:p>7/26/2018 2:01:42 PM</text:p>
          </table:table-cell>
          <table:table-cell office:value-type="float" office:value="2400000" calcext:value-type="float">
            <text:p>2400000</text:p>
          </table:table-cell>
          <table:table-cell/>
          <table:table-cell office:value-type="string" calcext:value-type="string">
            <text:p>110/LAB/801/18</text:p>
          </table:table-cell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string" calcext:value-type="string">
            <text:p>0 %</text:p>
          </table:table-cell>
          <table:table-cell office:value-type="float" office:value="2400000" calcext:value-type="float">
            <text:p>24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8 3:22:03 PM</text:p>
          </table:table-cell>
          <table:table-cell table:number-columns-repeated="2"/>
          <table:table-cell table:number-columns-repeated="2" office:value-type="string" calcext:value-type="string">
            <text:p>4/10/2018 11:32:28 AM</text:p>
          </table:table-cell>
          <table:table-cell table:style-name="ce1" office:value-type="string" calcext:value-type="string">
            <text:p>7/26/2018 2:08:41 PM</text:p>
          </table:table-cell>
          <table:table-cell office:value-type="float" office:value="2470000" calcext:value-type="float">
            <text:p>2470000</text:p>
          </table:table-cell>
          <table:table-cell table:number-columns-repeated="2"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,LOT:02-2040-01,EXP:2019-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string" calcext:value-type="string">
            <text:p>0 %</text:p>
          </table:table-cell>
          <table:table-cell office:value-type="float" office:value="520000" calcext:value-type="float">
            <text:p>52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8 3:22:03 PM</text:p>
          </table:table-cell>
          <table:table-cell table:number-columns-repeated="2"/>
          <table:table-cell table:number-columns-repeated="2" office:value-type="string" calcext:value-type="string">
            <text:p>4/10/2018 11:32:28 AM</text:p>
          </table:table-cell>
          <table:table-cell table:style-name="ce1" office:value-type="string" calcext:value-type="string">
            <text:p>7/26/2018 2:08:41 PM</text:p>
          </table:table-cell>
          <table:table-cell office:value-type="float" office:value="2470000" calcext:value-type="float">
            <text:p>2470000</text:p>
          </table:table-cell>
          <table:table-cell table:number-columns-repeated="2"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string" calcext:value-type="string">
            <text:p>0 %</text:p>
          </table:table-cell>
          <table:table-cell office:value-type="float" office:value="780000" calcext:value-type="float">
            <text:p>78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8 3:22:03 PM</text:p>
          </table:table-cell>
          <table:table-cell table:number-columns-repeated="2"/>
          <table:table-cell table:number-columns-repeated="2" office:value-type="string" calcext:value-type="string">
            <text:p>4/10/2018 11:32:28 AM</text:p>
          </table:table-cell>
          <table:table-cell table:style-name="ce1" office:value-type="string" calcext:value-type="string">
            <text:p>7/26/2018 2:08:41 PM</text:p>
          </table:table-cell>
          <table:table-cell office:value-type="float" office:value="2470000" calcext:value-type="float">
            <text:p>2470000</text:p>
          </table:table-cell>
          <table:table-cell table:number-columns-repeated="2"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,EXP:2019-02,LOT:02-2030-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string" calcext:value-type="string">
            <text:p>0 %</text:p>
          </table:table-cell>
          <table:table-cell office:value-type="float" office:value="1170000" calcext:value-type="float">
            <text:p>117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6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11/2018 12:00:00 AM</text:p>
          </table:table-cell>
          <table:table-cell table:number-columns-repeated="2"/>
          <table:table-cell table:number-columns-repeated="2" office:value-type="string" calcext:value-type="string">
            <text:p>4/11/2018 12:00:00 AM</text:p>
          </table:table-cell>
          <table:table-cell table:style-name="ce1" office:value-type="string" calcext:value-type="string">
            <text:p>7/26/2018 1:54:24 PM</text:p>
          </table:table-cell>
          <table:table-cell office:value-type="float" office:value="2400000" calcext:value-type="float">
            <text:p>2400000</text:p>
          </table:table-cell>
          <table:table-cell table:number-columns-repeated="2"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, EXP:2019-10, LOT:01-1040-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string" calcext:value-type="string">
            <text:p>0 %</text:p>
          </table:table-cell>
          <table:table-cell office:value-type="float" office:value="2400000" calcext:value-type="float">
            <text:p>24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7/2018 1:20:49 PM</text:p>
          </table:table-cell>
          <table:table-cell table:number-columns-repeated="2"/>
          <table:table-cell table:number-columns-repeated="2" office:value-type="string" calcext:value-type="string">
            <text:p>3/27/2018 3:45:53 PM</text:p>
          </table:table-cell>
          <table:table-cell table:style-name="ce1" office:value-type="string" calcext:value-type="string">
            <text:p>7/26/2018 2:05:33 PM</text:p>
          </table:table-cell>
          <table:table-cell office:value-type="float" office:value="2480800" calcext:value-type="float">
            <text:p>2480800</text:p>
          </table:table-cell>
          <table:table-cell table:style-name="ce1" office:value-type="string" calcext:value-type="string">
            <text:p>3/27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ONLYONE LYSE </text:p>
          </table:table-cell>
          <table:table-cell office:value-type="string" calcext:value-type="string">
            <text:p>LOT NO:1702,EXP DATE:2019/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tl</text:p>
          </table:table-cell>
          <table:table-cell office:value-type="float" office:value="88600" calcext:value-type="float">
            <text:p>88600</text:p>
          </table:table-cell>
          <table:table-cell office:value-type="string" calcext:value-type="string">
            <text:p>0 %</text:p>
          </table:table-cell>
          <table:table-cell office:value-type="float" office:value="2480800" calcext:value-type="float">
            <text:p>24808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3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11/2018 4:23:03 PM</text:p>
          </table:table-cell>
          <table:table-cell table:number-columns-repeated="2"/>
          <table:table-cell table:number-columns-repeated="2" office:value-type="string" calcext:value-type="string">
            <text:p>4/12/2018 10:31:02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MYTHIC 22 DILUENT 10L, 10L </text:p>
          </table:table-cell>
          <table:table-cell office:value-type="string" calcext:value-type="string">
            <text:p>lot:1618900013, 2019-0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8600" calcext:value-type="float">
            <text:p>98600</text:p>
          </table:table-cell>
          <table:table-cell office:value-type="string" calcext:value-type="string">
            <text:p>0 %</text:p>
          </table:table-cell>
          <table:table-cell office:value-type="float" office:value="2465000" calcext:value-type="float">
            <text:p>246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4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12/2018 10:35:29 AM</text:p>
          </table:table-cell>
          <table:table-cell table:number-columns-repeated="2"/>
          <table:table-cell table:number-columns-repeated="2" office:value-type="string" calcext:value-type="string">
            <text:p>4/12/2018 10:44:23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/12/2018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MYTHIC 22 CLEANING SOLUTION 1L, 1L</text:p>
          </table:table-cell>
          <table:table-cell office:value-type="string" calcext:value-type="string">
            <text:p><text:s/>HM22-001-1,2019-03, 703-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tl</text:p>
          </table:table-cell>
          <table:table-cell office:value-type="float" office:value="89500" calcext:value-type="float">
            <text:p>89500</text:p>
          </table:table-cell>
          <table:table-cell office:value-type="string" calcext:value-type="string">
            <text:p>0 %</text:p>
          </table:table-cell>
          <table:table-cell office:value-type="float" office:value="2416500" calcext:value-type="float">
            <text:p>2416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3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8 9:56:41 AM</text:p>
          </table:table-cell>
          <table:table-cell table:number-columns-repeated="2"/>
          <table:table-cell table:number-columns-repeated="2" office:value-type="string" calcext:value-type="string">
            <text:p>6/28/2018 10:00:53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DIAGON DIALYSE ERMA 0.5L</text:p>
          </table:table-cell>
          <table:table-cell office:value-type="string" calcext:value-type="string">
            <text:p>Diagon Dialyse Erma cf cf 0.5L, 2019-0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string" calcext:value-type="string">
            <text:p>0 %</text:p>
          </table:table-cell>
          <table:table-cell office:value-type="float" office:value="2484000" calcext:value-type="float">
            <text:p>2484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3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8 10:09:38 AM</text:p>
          </table:table-cell>
          <table:table-cell table:number-columns-repeated="2"/>
          <table:table-cell table:number-columns-repeated="2" office:value-type="string" calcext:value-type="string">
            <text:p>6/28/2018 10:15:04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Diagon Diaton Erma Diluent 20L</text:p>
          </table:table-cell>
          <table:table-cell office:value-type="string" calcext:value-type="string">
            <text:p>Diagon Diaton Erma Diluent 20L .2019/0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string" calcext:value-type="string">
            <text:p>0 %</text:p>
          </table:table-cell>
          <table:table-cell office:value-type="float" office:value="2475000" calcext:value-type="float">
            <text:p>247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3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8 10:34:01 AM</text:p>
          </table:table-cell>
          <table:table-cell table:number-columns-repeated="2"/>
          <table:table-cell table:number-columns-repeated="2" office:value-type="string" calcext:value-type="string">
            <text:p>7/5/2018 3:32:33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HIC FLUSH-CLEANER 0.25L, 0.25 L </text:p>
          </table:table-cell>
          <table:table-cell office:value-type="string" calcext:value-type="string">
            <text:p>Mythic 18-22 Flush-Cleaner 0.25L, HM18-011-025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tl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0 %</text:p>
          </table:table-cell>
          <table:table-cell office:value-type="float" office:value="348000" calcext:value-type="float">
            <text:p>348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3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8 10:34:01 AM</text:p>
          </table:table-cell>
          <table:table-cell table:number-columns-repeated="2"/>
          <table:table-cell table:number-columns-repeated="2" office:value-type="string" calcext:value-type="string">
            <text:p>7/5/2018 3:32:33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RMA CLEAN <text:s/>(5L)</text:p>
          </table:table-cell>
          <table:table-cell office:value-type="string" calcext:value-type="string">
            <text:p>Diagon Diaclenz Erma 5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5000" calcext:value-type="float">
            <text:p>345000</text:p>
          </table:table-cell>
          <table:table-cell office:value-type="string" calcext:value-type="string">
            <text:p>0 %</text:p>
          </table:table-cell>
          <table:table-cell office:value-type="float" office:value="1380000" calcext:value-type="float">
            <text:p>138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3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8/2018 10:34:01 AM</text:p>
          </table:table-cell>
          <table:table-cell table:number-columns-repeated="2"/>
          <table:table-cell table:number-columns-repeated="2" office:value-type="string" calcext:value-type="string">
            <text:p>7/5/2018 3:32:33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DIAGON COAGULOMETER PRINTER PAPER, ROLL </text:p>
          </table:table-cell>
          <table:table-cell office:value-type="string" calcext:value-type="string">
            <text:p>Diagon Coagulometr printer paper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cs.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0 %</text:p>
          </table:table-cell>
          <table:table-cell office:value-type="float" office:value="762500" calcext:value-type="float">
            <text:p>762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4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30/2018 10:46:00 AM</text:p>
          </table:table-cell>
          <table:table-cell table:number-columns-repeated="2"/>
          <table:table-cell table:number-columns-repeated="2" office:value-type="string" calcext:value-type="string">
            <text:p>6/30/2018 10:47:46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HIC 18 DILUENT 10 L, 10 L </text:p>
          </table:table-cell>
          <table:table-cell office:value-type="string" calcext:value-type="string">
            <text:p>MYTH, 2019-0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7652.9" calcext:value-type="float">
            <text:p>97652.9</text:p>
          </table:table-cell>
          <table:table-cell office:value-type="string" calcext:value-type="string">
            <text:p>0 %</text:p>
          </table:table-cell>
          <table:table-cell office:value-type="float" office:value="2441322.5" calcext:value-type="float">
            <text:p>2441322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30/2018 10:56:11 AM</text:p>
          </table:table-cell>
          <table:table-cell table:number-columns-repeated="2"/>
          <table:table-cell table:number-columns-repeated="2" office:value-type="string" calcext:value-type="string">
            <text:p>6/30/2018 10:57:27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HIC 18 CLEANING SOLUTION, 1L </text:p>
          </table:table-cell>
          <table:table-cell office:value-type="string" calcext:value-type="string">
            <text:p>Mythic 18 CLEANING SOLUTION, HM18-007-1, LOT NO; 705-13, EXP; 2019-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tl</text:p>
          </table:table-cell>
          <table:table-cell office:value-type="float" office:value="67076" calcext:value-type="float">
            <text:p>67076</text:p>
          </table:table-cell>
          <table:table-cell office:value-type="string" calcext:value-type="string">
            <text:p>0 %</text:p>
          </table:table-cell>
          <table:table-cell office:value-type="float" office:value="2481812" calcext:value-type="float">
            <text:p>248181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6/2018 2:16:41 PM</text:p>
          </table:table-cell>
          <table:table-cell table:number-columns-repeated="2"/>
          <table:table-cell table:number-columns-repeated="2" office:value-type="string" calcext:value-type="string">
            <text:p>9/4/2018 10:40:59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UTOBIO HBSAG KIT(96 TESTS)</text:p>
          </table:table-cell>
          <table:table-cell office:value-type="string" calcext:value-type="string">
            <text:p>HBSAG KIT(96 TESTS), E0315 <text:s/>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1470000" calcext:value-type="float">
            <text:p>147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8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6/2018 2:16:41 PM</text:p>
          </table:table-cell>
          <table:table-cell table:number-columns-repeated="2"/>
          <table:table-cell table:number-columns-repeated="2" office:value-type="string" calcext:value-type="string">
            <text:p>9/4/2018 10:40:59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UTOBIO HBSAG KIT(96 TESTS)</text:p>
          </table:table-cell>
          <table:table-cell office:value-type="string" calcext:value-type="string">
            <text:p>HBSAG KIT(96 TESTS), E0315 <text:s/>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945000" calcext:value-type="float">
            <text:p>94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HDL CHOLESTEROL <text:s/>2G, 4 X 28 ML </text:p>
          </table:table-cell>
          <table:table-cell office:value-type="string" calcext:value-type="string">
            <text:p>CHOLESTEROL HDL 2G, 4 x 28 ml, 2019-10, 18-04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000" calcext:value-type="float">
            <text:p>65000</text:p>
          </table:table-cell>
          <table:table-cell table:style-name="Default" office:value-type="string" calcext:value-type="string">
            <text:p>N 0.00</text:p>
          </table:table-cell>
          <table:table-cell office:value-type="float" office:value="455000" calcext:value-type="float">
            <text:p>45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CHOLESTEROL SL, 12X20ML <text:s text:c="2"/></text:p>
          </table:table-cell>
          <table:table-cell office:value-type="string" calcext:value-type="string">
            <text:p>CHOLESTEROL SL <text:s/>12X20ml, CHSL-0250, LOT NO: 17-0202, 2019-04,1709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string" calcext:value-type="string">
            <text:p>0 %</text:p>
          </table:table-cell>
          <table:table-cell office:value-type="float" office:value="380000" calcext:value-type="float">
            <text:p>38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UREA UV SL <text:s/>8X25 ML URSL 0250</text:p>
          </table:table-cell>
          <table:table-cell office:value-type="string" calcext:value-type="string">
            <text:p>UREA UV SL <text:s/>8X25 ML, 2020-12, 18-04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400000" calcext:value-type="float">
            <text:p>4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URIC ACID MONO SL, 12X20ML</text:p>
          </table:table-cell>
          <table:table-cell office:value-type="string" calcext:value-type="string">
            <text:p>URIC ACID MONO SL, AUML-0250, 12x20ml,2019-01,17-17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0 %</text:p>
          </table:table-cell>
          <table:table-cell office:value-type="float" office:value="450000" calcext:value-type="float">
            <text:p>45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ALP DEA SL, 4 X 25 ML </text:p>
          </table:table-cell>
          <table:table-cell office:value-type="string" calcext:value-type="string">
            <text:p>PASL-0230, 2020-02, 18-04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75.75" calcext:value-type="float">
            <text:p>35075.75</text:p>
          </table:table-cell>
          <table:table-cell office:value-type="string" calcext:value-type="string">
            <text:p>0 %</text:p>
          </table:table-cell>
          <table:table-cell office:value-type="float" office:value="350757.5" calcext:value-type="float">
            <text:p>35075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TRIGLYCERIDES SL + STD 5ML, 6 X 50 ML </text:p>
          </table:table-cell>
          <table:table-cell office:value-type="string" calcext:value-type="string">
            <text:p>Triglycerides SL + STD 5ml, TGML-0427, 6 x 50 ml, 18-0321-6, 2019-0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0 %</text:p>
          </table:table-cell>
          <table:table-cell office:value-type="float" office:value="270000" calcext:value-type="float">
            <text:p>27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1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6/2018 11:04:36 AM</text:p>
          </table:table-cell>
          <table:table-cell table:number-columns-repeated="2"/>
          <table:table-cell table:number-columns-repeated="2" office:value-type="string" calcext:value-type="string">
            <text:p>2/12/2019 10:32:48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mergency supply</text:p>
          </table:table-cell>
          <table:table-cell office:value-type="string" calcext:value-type="string">
            <text:p>Andrew Alaefule</text:p>
          </table:table-cell>
          <table:table-cell/>
          <table:table-cell office:value-type="string" calcext:value-type="string">
            <text:p>ANTI HUMAN GLOBULIN</text:p>
          </table:table-cell>
          <table:table-cell office:value-type="string" calcext:value-type="string">
            <text:p>2019-01, 023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tl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0 %</text:p>
          </table:table-cell>
          <table:table-cell office:value-type="float" office:value="95730" calcext:value-type="float">
            <text:p>9573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2:41:05 PM</text:p>
          </table:table-cell>
          <table:table-cell table:number-columns-repeated="2"/>
          <table:table-cell table:number-columns-repeated="2" office:value-type="string" calcext:value-type="string">
            <text:p>8/6/2018 3:57:15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 table:number-columns-repeated="3"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LT/GPT, 8X25 ML </text:p>
          </table:table-cell>
          <table:table-cell office:value-type="string" calcext:value-type="string">
            <text:p>ALT/GPT, ALSL 0250,8x25 ml. 2019/05,17-21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3856.4" calcext:value-type="float">
            <text:p>53856.4</text:p>
          </table:table-cell>
          <table:table-cell office:value-type="string" calcext:value-type="string">
            <text:p>0 %</text:p>
          </table:table-cell>
          <table:table-cell office:value-type="float" office:value="1077128" calcext:value-type="float">
            <text:p>107712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2:41:05 PM</text:p>
          </table:table-cell>
          <table:table-cell table:number-columns-repeated="2"/>
          <table:table-cell table:number-columns-repeated="2" office:value-type="string" calcext:value-type="string">
            <text:p>8/6/2018 3:57:15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 table:number-columns-repeated="3"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ST/GOT 4+1 SL, 8X25 ML </text:p>
          </table:table-cell>
          <table:table-cell office:value-type="string" calcext:value-type="string">
            <text:p>AST/GOT, ASSL 0250, 8X25 ML. 2019/05, 17-21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007.1" calcext:value-type="float">
            <text:p>50007.1</text:p>
          </table:table-cell>
          <table:table-cell office:value-type="string" calcext:value-type="string">
            <text:p>0 %</text:p>
          </table:table-cell>
          <table:table-cell office:value-type="float" office:value="1000142" calcext:value-type="float">
            <text:p>100014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0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2:57:27 PM</text:p>
          </table:table-cell>
          <table:table-cell table:number-columns-repeated="2"/>
          <table:table-cell table:number-columns-repeated="2" office:value-type="string" calcext:value-type="string">
            <text:p>8/6/2018 3:58:46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ISE DILUENT, 12X25ML </text:p>
          </table:table-cell>
          <table:table-cell office:value-type="string" calcext:value-type="string">
            <text:p>ISE DILUENT,ISDI-0250 ,12X25 ML.2019/06,18-01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cks</text:p>
          </table:table-cell>
          <table:table-cell office:value-type="float" office:value="145250" calcext:value-type="float">
            <text:p>145250</text:p>
          </table:table-cell>
          <table:table-cell office:value-type="string" calcext:value-type="string">
            <text:p>0 %</text:p>
          </table:table-cell>
          <table:table-cell office:value-type="float" office:value="2469250" calcext:value-type="float">
            <text:p>246925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3:03:46 PM</text:p>
          </table:table-cell>
          <table:table-cell table:number-columns-repeated="2"/>
          <table:table-cell table:number-columns-repeated="2" office:value-type="string" calcext:value-type="string">
            <text:p>8/6/2018 3:59:39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ISE REFERENCE SOLUTION, 1X500 ML </text:p>
          </table:table-cell>
          <table:table-cell office:value-type="string" calcext:value-type="string">
            <text:p>ISE REFERENCE 1X500 ML ISRS 0800.2019/07, 19-02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cks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2415000" calcext:value-type="float">
            <text:p>241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0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3:10:18 PM</text:p>
          </table:table-cell>
          <table:table-cell table:number-columns-repeated="2"/>
          <table:table-cell table:number-columns-repeated="2" office:value-type="string" calcext:value-type="string">
            <text:p>8/6/2018 4:00:2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18 LYSE 0.5L </text:p>
          </table:table-cell>
          <table:table-cell office:value-type="string" calcext:value-type="string">
            <text:p>Mythic 18 Cyanide free <text:s/>Lytic Solution 0.5L, exp. date:2020/04, 804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tl</text:p>
          </table:table-cell>
          <table:table-cell office:value-type="float" office:value="68070" calcext:value-type="float">
            <text:p>68070</text:p>
          </table:table-cell>
          <table:table-cell office:value-type="string" calcext:value-type="string">
            <text:p>0 %</text:p>
          </table:table-cell>
          <table:table-cell office:value-type="float" office:value="2450520" calcext:value-type="float">
            <text:p>245052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0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3:17:03 PM</text:p>
          </table:table-cell>
          <table:table-cell table:number-columns-repeated="2"/>
          <table:table-cell table:number-columns-repeated="2" office:value-type="string" calcext:value-type="string">
            <text:p>8/6/2018 4:01:1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s/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-5D NORMAL LEVEL CONTROL</text:p>
          </table:table-cell>
          <table:table-cell office:value-type="string" calcext:value-type="string">
            <text:p>MYT-5D NORMAL LEVEL Controls for Mythic 22 NORMAL LEVEL, MYT 506, 6x3 ml.2018/10/05, MYT18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888.89" calcext:value-type="float">
            <text:p>32888.89</text:p>
          </table:table-cell>
          <table:table-cell office:value-type="string" calcext:value-type="string">
            <text:p>0 %</text:p>
          </table:table-cell>
          <table:table-cell office:value-type="float" office:value="394666.68" calcext:value-type="float">
            <text:p>394666.6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0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3:17:03 PM</text:p>
          </table:table-cell>
          <table:table-cell table:number-columns-repeated="2"/>
          <table:table-cell table:number-columns-repeated="2" office:value-type="string" calcext:value-type="string">
            <text:p>8/6/2018 4:01:1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s/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-5D TRI LEVEL HIGH CONTROL FOR MYTHIC 22</text:p>
          </table:table-cell>
          <table:table-cell office:value-type="string" calcext:value-type="string">
            <text:p>2 x 3.0ml. 2018/10/05,MYT18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888.89" calcext:value-type="float">
            <text:p>32888.89</text:p>
          </table:table-cell>
          <table:table-cell office:value-type="string" calcext:value-type="string">
            <text:p>0 %</text:p>
          </table:table-cell>
          <table:table-cell office:value-type="float" office:value="394666.68" calcext:value-type="float">
            <text:p>394666.6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0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3:17:03 PM</text:p>
          </table:table-cell>
          <table:table-cell table:number-columns-repeated="2"/>
          <table:table-cell table:number-columns-repeated="2" office:value-type="string" calcext:value-type="string">
            <text:p>8/6/2018 4:01:1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s/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-5D TRI LEVEL LOW CONTROLS FOR MYTHIC 22.TRI LEVEL.</text:p>
          </table:table-cell>
          <table:table-cell office:value-type="string" calcext:value-type="string">
            <text:p>MYT-5D TRI LEVEL Controls for Mythic 22.TRI LEVEL., MYT 502, 6x3ml. 2018/10/05,MYT18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888.89" calcext:value-type="float">
            <text:p>32888.89</text:p>
          </table:table-cell>
          <table:table-cell office:value-type="string" calcext:value-type="string">
            <text:p>0 %</text:p>
          </table:table-cell>
          <table:table-cell office:value-type="float" office:value="394666.68" calcext:value-type="float">
            <text:p>394666.6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0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3:17:03 PM</text:p>
          </table:table-cell>
          <table:table-cell table:number-columns-repeated="2"/>
          <table:table-cell table:number-columns-repeated="2" office:value-type="string" calcext:value-type="string">
            <text:p>8/6/2018 4:01:1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s/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-CAL CALIBRATOR , 2X2,5ML </text:p>
          </table:table-cell>
          <table:table-cell office:value-type="string" calcext:value-type="string">
            <text:p>MYT-CAL Calibrator , MYT-CAL 2, 2x2,5ml.2018/09, PLUS08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250" calcext:value-type="float">
            <text:p>79250</text:p>
          </table:table-cell>
          <table:table-cell office:value-type="string" calcext:value-type="string">
            <text:p>0 %</text:p>
          </table:table-cell>
          <table:table-cell office:value-type="float" office:value="951000" calcext:value-type="float">
            <text:p>951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18:04 PM</text:p>
          </table:table-cell>
          <table:table-cell table:number-columns-repeated="2"/>
          <table:table-cell table:number-columns-repeated="2" office:value-type="string" calcext:value-type="string">
            <text:p>8/6/2018 4:02:12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 100 PCS/BOX, WITH ACCESSORIES.2020/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uch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2460000" calcext:value-type="float">
            <text:p>24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41:03 PM</text:p>
          </table:table-cell>
          <table:table-cell table:number-columns-repeated="2"/>
          <table:table-cell table:number-columns-repeated="2" office:value-type="string" calcext:value-type="string">
            <text:p>11/8/2018 11:54:30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A, 10 ML </text:p>
          </table:table-cell>
          <table:table-cell office:value-type="string" calcext:value-type="string">
            <text:p>ANTI A: Plasmatec (10x10ml). 2019/0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tl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0 %</text:p>
          </table:table-cell>
          <table:table-cell office:value-type="float" office:value="671600" calcext:value-type="float">
            <text:p>6716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41:03 PM</text:p>
          </table:table-cell>
          <table:table-cell table:number-columns-repeated="2"/>
          <table:table-cell table:number-columns-repeated="2" office:value-type="string" calcext:value-type="string">
            <text:p>11/8/2018 11:54:30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A, 10 ML </text:p>
          </table:table-cell>
          <table:table-cell office:value-type="string" calcext:value-type="string">
            <text:p>ANTI A: Plasmatec (10x10ml)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tl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0 %</text:p>
          </table:table-cell>
          <table:table-cell office:value-type="float" office:value="1825000" calcext:value-type="float">
            <text:p>182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3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51:37 PM</text:p>
          </table:table-cell>
          <table:table-cell table:number-columns-repeated="2"/>
          <table:table-cell table:number-columns-repeated="2" office:value-type="string" calcext:value-type="string">
            <text:p>11/8/2018 11:54:55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D, 10 ML/BTL <text:s/></text:p>
          </table:table-cell>
          <table:table-cell office:value-type="string" calcext:value-type="string">
            <text:p>ANTI D: Plasmatec (10x10ml). 2020/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ack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 %</text:p>
          </table:table-cell>
          <table:table-cell office:value-type="float" office:value="1552200" calcext:value-type="float">
            <text:p>15522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3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51:37 PM</text:p>
          </table:table-cell>
          <table:table-cell table:number-columns-repeated="2"/>
          <table:table-cell table:number-columns-repeated="2" office:value-type="string" calcext:value-type="string">
            <text:p>11/8/2018 11:54:55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D, 10 ML/BTL <text:s/></text:p>
          </table:table-cell>
          <table:table-cell office:value-type="string" calcext:value-type="string">
            <text:p>ANTI D: Plasmatec (10x10ml). 2019/0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bt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 %</text:p>
          </table:table-cell>
          <table:table-cell office:value-type="float" office:value="935300" calcext:value-type="float">
            <text:p>9353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55:25 PM</text:p>
          </table:table-cell>
          <table:table-cell table:number-columns-repeated="2"/>
          <table:table-cell table:number-columns-repeated="2" office:value-type="string" calcext:value-type="string">
            <text:p>11/8/2018 11:55:39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B, 10 ML <text:s/></text:p>
          </table:table-cell>
          <table:table-cell office:value-type="string" calcext:value-type="string">
            <text:p>ANTI B: Plasmatec (10x10ml). 2019/0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btl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0 %</text:p>
          </table:table-cell>
          <table:table-cell office:value-type="float" office:value="686200" calcext:value-type="float">
            <text:p>6862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3/2018 4:55:25 PM</text:p>
          </table:table-cell>
          <table:table-cell table:number-columns-repeated="2"/>
          <table:table-cell table:number-columns-repeated="2" office:value-type="string" calcext:value-type="string">
            <text:p>11/8/2018 11:55:39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2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NTI B, 10 ML <text:s/></text:p>
          </table:table-cell>
          <table:table-cell office:value-type="string" calcext:value-type="string">
            <text:p>ANTI B: Plasmatec (10x10ml). 2020/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packs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0 %</text:p>
          </table:table-cell>
          <table:table-cell office:value-type="float" office:value="1810400" calcext:value-type="float">
            <text:p>18104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07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20/2018 9:42:28 AM</text:p>
          </table:table-cell>
          <table:table-cell table:number-columns-repeated="2"/>
          <table:table-cell table:number-columns-repeated="2" office:value-type="string" calcext:value-type="string">
            <text:p>8/20/2018 11:56:45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/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 100 PCS/BOX, WITH ACCESSOR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uch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2460000" calcext:value-type="float">
            <text:p>24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326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OREGUN</text:p>
          </table:table-cell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16/2018 12:00:00 AM</text:p>
          </table:table-cell>
          <table:table-cell table:number-columns-repeated="2"/>
          <table:table-cell table:number-columns-repeated="2" office:value-type="string" calcext:value-type="string">
            <text:p>11/8/2018 11:56:12 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/16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EIAgen Detect 4 HIV Total Screening <text:s/>192 test</text:p>
          </table:table-cell>
          <table:table-cell office:value-type="string" calcext:value-type="string">
            <text:p>EIAgen Detect 4 HIV Total Screening <text:s/>192 test. 2019/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8000" calcext:value-type="float">
            <text:p>128000</text:p>
          </table:table-cell>
          <table:table-cell office:value-type="string" calcext:value-type="string">
            <text:p>0 %</text:p>
          </table:table-cell>
          <table:table-cell office:value-type="float" office:value="2304000" calcext:value-type="float">
            <text:p>2304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3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6/2018 12:04:14 PM</text:p>
          </table:table-cell>
          <table:table-cell table:number-columns-repeated="2"/>
          <table:table-cell table:number-columns-repeated="2" office:value-type="string" calcext:value-type="string">
            <text:p>12/21/2018 4:26:12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LAURA </text:p>
          </table:table-cell>
          <table:table-cell/>
          <table:table-cell office:value-type="string" calcext:value-type="string">
            <text:p>AUTOBIO HCV KIT (96 TESTS)</text:p>
          </table:table-cell>
          <table:table-cell office:value-type="string" calcext:value-type="string">
            <text:p>HCV KIT (96 TESTS), E0320 , EXP: 2019/04/24, LOT: 25D20-M6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500" calcext:value-type="float">
            <text:p>100500</text:p>
          </table:table-cell>
          <table:table-cell office:value-type="string" calcext:value-type="string">
            <text:p>0 %</text:p>
          </table:table-cell>
          <table:table-cell office:value-type="float" office:value="1507500" calcext:value-type="float">
            <text:p>1507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3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6/2018 12:04:14 PM</text:p>
          </table:table-cell>
          <table:table-cell table:number-columns-repeated="2"/>
          <table:table-cell table:number-columns-repeated="2" office:value-type="string" calcext:value-type="string">
            <text:p>12/21/2018 4:26:12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LAURA </text:p>
          </table:table-cell>
          <table:table-cell/>
          <table:table-cell office:value-type="string" calcext:value-type="string">
            <text:p>HBA1C REAGENT, 1X32 ML </text:p>
          </table:table-cell>
          <table:table-cell office:value-type="string" calcext:value-type="string">
            <text:p>HBA1C REAGENT, HBAC-0240, 1x32 ml. 18-0537,2019-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586.41" calcext:value-type="float">
            <text:p>186586.41</text:p>
          </table:table-cell>
          <table:table-cell office:value-type="string" calcext:value-type="string">
            <text:p>0 %</text:p>
          </table:table-cell>
          <table:table-cell office:value-type="float" office:value="932932.05" calcext:value-type="float">
            <text:p>932932.0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0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9:40:54 AM</text:p>
          </table:table-cell>
          <table:table-cell table:number-columns-repeated="2"/>
          <table:table-cell table:number-columns-repeated="2" office:value-type="string" calcext:value-type="string">
            <text:p>11/15/2018 12:45:1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1/15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IAgen Detect 4 HIV Total Screening <text:s/>192 test</text:p>
          </table:table-cell>
          <table:table-cell office:value-type="string" calcext:value-type="string">
            <text:p>EIAgen Detect 4 HIV Total Screening <text:s/>192 test. 2019/11, 181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8310" calcext:value-type="float">
            <text:p>128310</text:p>
          </table:table-cell>
          <table:table-cell office:value-type="string" calcext:value-type="string">
            <text:p>0 %</text:p>
          </table:table-cell>
          <table:table-cell office:value-type="float" office:value="1154790" calcext:value-type="float">
            <text:p>115479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0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9:40:54 AM</text:p>
          </table:table-cell>
          <table:table-cell table:number-columns-repeated="2"/>
          <table:table-cell table:number-columns-repeated="2" office:value-type="string" calcext:value-type="string">
            <text:p>11/15/2018 12:45:10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1/15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EIAgen Detect 4 HIV Total Screening <text:s/>192 test</text:p>
          </table:table-cell>
          <table:table-cell office:value-type="string" calcext:value-type="string">
            <text:p>EIAgen Detect 4 HIV Total Screening <text:s/>192 test. 2019/11, 181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8310" calcext:value-type="float">
            <text:p>128310</text:p>
          </table:table-cell>
          <table:table-cell office:value-type="string" calcext:value-type="string">
            <text:p>0 %</text:p>
          </table:table-cell>
          <table:table-cell office:value-type="float" office:value="1154790" calcext:value-type="float">
            <text:p>115479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1:33:06 AM</text:p>
          </table:table-cell>
          <table:table-cell table:number-columns-repeated="2"/>
          <table:table-cell table:number-columns-repeated="2" office:value-type="string" calcext:value-type="string">
            <text:p>11/15/2018 12:45:36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1/15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APDIA HIV P24 KIT, 192 TESTS </text:p>
          </table:table-cell>
          <table:table-cell office:value-type="string" calcext:value-type="string">
            <text:p>APDIA HIV P24 KIT, 790001, 192 TESTS. 2019/11, 20105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310" calcext:value-type="float">
            <text:p>123310</text:p>
          </table:table-cell>
          <table:table-cell office:value-type="string" calcext:value-type="string">
            <text:p>0 %</text:p>
          </table:table-cell>
          <table:table-cell office:value-type="float" office:value="1233100" calcext:value-type="float">
            <text:p>12331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1:33:06 AM</text:p>
          </table:table-cell>
          <table:table-cell table:number-columns-repeated="2"/>
          <table:table-cell table:number-columns-repeated="2" office:value-type="string" calcext:value-type="string">
            <text:p>11/15/2018 12:45:36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1/15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APDIA HIV P24 KIT, 192 TESTS </text:p>
          </table:table-cell>
          <table:table-cell office:value-type="string" calcext:value-type="string">
            <text:p>APDIA HIV P24 KIT, 790001, 192 TESTS. 2019/11, 20105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310" calcext:value-type="float">
            <text:p>123310</text:p>
          </table:table-cell>
          <table:table-cell office:value-type="string" calcext:value-type="string">
            <text:p>0 %</text:p>
          </table:table-cell>
          <table:table-cell office:value-type="float" office:value="1233100" calcext:value-type="float">
            <text:p>12331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08:58 PM</text:p>
          </table:table-cell>
          <table:table-cell table:number-columns-repeated="2"/>
          <table:table-cell table:number-columns-repeated="2" office:value-type="string" calcext:value-type="string">
            <text:p>11/15/2018 12:46:03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1/14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DILUENT 10L, 10L </text:p>
          </table:table-cell>
          <table:table-cell office:value-type="string" calcext:value-type="string">
            <text:p>mythic 22 diluent 10L. 2019/08, 16189000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8600" calcext:value-type="float">
            <text:p>98600</text:p>
          </table:table-cell>
          <table:table-cell office:value-type="string" calcext:value-type="string">
            <text:p>0 %</text:p>
          </table:table-cell>
          <table:table-cell office:value-type="float" office:value="2465000" calcext:value-type="float">
            <text:p>246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3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13:15 PM</text:p>
          </table:table-cell>
          <table:table-cell table:number-columns-repeated="2"/>
          <table:table-cell table:number-columns-repeated="2" office:value-type="string" calcext:value-type="string">
            <text:p>11/15/2018 12:46:28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EZI</text:p>
          </table:table-cell>
          <table:table-cell/>
          <table:table-cell office:value-type="string" calcext:value-type="string">
            <text:p>MYTHIC 22 DILUENT 10L, 10L </text:p>
          </table:table-cell>
          <table:table-cell office:value-type="string" calcext:value-type="string">
            <text:p>mythic 22 diluent 10L. <text:s/>2019/08, 16189000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8600" calcext:value-type="float">
            <text:p>98600</text:p>
          </table:table-cell>
          <table:table-cell office:value-type="string" calcext:value-type="string">
            <text:p>0 %</text:p>
          </table:table-cell>
          <table:table-cell office:value-type="float" office:value="2465000" calcext:value-type="float">
            <text:p>246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15:35 PM</text:p>
          </table:table-cell>
          <table:table-cell table:number-columns-repeated="2"/>
          <table:table-cell table:number-columns-repeated="2" office:value-type="string" calcext:value-type="string">
            <text:p>11/15/2018 12:46:51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1/14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DILUENT 10L, 10L </text:p>
          </table:table-cell>
          <table:table-cell office:value-type="string" calcext:value-type="string">
            <text:p>mythic 22 diluent 10L. <text:s/>2019/08, 16189000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8600" calcext:value-type="float">
            <text:p>98600</text:p>
          </table:table-cell>
          <table:table-cell office:value-type="string" calcext:value-type="string">
            <text:p>0 %</text:p>
          </table:table-cell>
          <table:table-cell office:value-type="float" office:value="2465000" calcext:value-type="float">
            <text:p>246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17:05 PM</text:p>
          </table:table-cell>
          <table:table-cell table:number-columns-repeated="2"/>
          <table:table-cell table:number-columns-repeated="2" office:value-type="string" calcext:value-type="string">
            <text:p>11/15/2018 12:47:17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DILUENT 10L, 10L </text:p>
          </table:table-cell>
          <table:table-cell office:value-type="string" calcext:value-type="string">
            <text:p>mythic 22 diluent 10L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8600" calcext:value-type="float">
            <text:p>98600</text:p>
          </table:table-cell>
          <table:table-cell office:value-type="string" calcext:value-type="string">
            <text:p>0 %</text:p>
          </table:table-cell>
          <table:table-cell office:value-type="float" office:value="1479000" calcext:value-type="float">
            <text:p>1479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17:05 PM</text:p>
          </table:table-cell>
          <table:table-cell table:number-columns-repeated="2"/>
          <table:table-cell table:number-columns-repeated="2" office:value-type="string" calcext:value-type="string">
            <text:p>11/15/2018 12:47:17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ONLYONE LYSE </text:p>
          </table:table-cell>
          <table:table-cell office:value-type="string" calcext:value-type="string">
            <text:p>0.5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tl</text:p>
          </table:table-cell>
          <table:table-cell office:value-type="float" office:value="88600" calcext:value-type="float">
            <text:p>88600</text:p>
          </table:table-cell>
          <table:table-cell office:value-type="string" calcext:value-type="string">
            <text:p>0 %</text:p>
          </table:table-cell>
          <table:table-cell office:value-type="float" office:value="974600" calcext:value-type="float">
            <text:p>9746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18:00 PM</text:p>
          </table:table-cell>
          <table:table-cell table:number-columns-repeated="2"/>
          <table:table-cell table:number-columns-repeated="2" office:value-type="string" calcext:value-type="string">
            <text:p>11/15/2018 12:47:40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ONLYONE LYSE </text:p>
          </table:table-cell>
          <table:table-cell office:value-type="string" calcext:value-type="string">
            <text:p>0.5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l</text:p>
          </table:table-cell>
          <table:table-cell office:value-type="float" office:value="88600" calcext:value-type="float">
            <text:p>88600</text:p>
          </table:table-cell>
          <table:table-cell office:value-type="string" calcext:value-type="string">
            <text:p>0 %</text:p>
          </table:table-cell>
          <table:table-cell office:value-type="float" office:value="354400" calcext:value-type="float">
            <text:p>3544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48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15/2018 12:18:00 PM</text:p>
          </table:table-cell>
          <table:table-cell table:number-columns-repeated="2"/>
          <table:table-cell table:number-columns-repeated="2" office:value-type="string" calcext:value-type="string">
            <text:p>11/15/2018 12:47:40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CLEANING SOLUTION 1L, 1L</text:p>
          </table:table-cell>
          <table:table-cell office:value-type="string" calcext:value-type="string">
            <text:p><text:s/>HM22-001-1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tl</text:p>
          </table:table-cell>
          <table:table-cell office:value-type="float" office:value="89500" calcext:value-type="float">
            <text:p>89500</text:p>
          </table:table-cell>
          <table:table-cell office:value-type="string" calcext:value-type="string">
            <text:p>0 %</text:p>
          </table:table-cell>
          <table:table-cell office:value-type="float" office:value="1342500" calcext:value-type="float">
            <text:p>1342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6/2018 2:35:28 PM</text:p>
          </table:table-cell>
          <table:table-cell table:number-columns-repeated="2"/>
          <table:table-cell table:number-columns-repeated="2" office:value-type="string" calcext:value-type="string">
            <text:p>12/13/2018 10:43:11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CTA/HHSS/ACMS/1150/LAB/071/18</text:p>
          </table:table-cell>
          <table:table-cell office:value-type="string" calcext:value-type="string">
            <text:p>AUTOBIO HBSAG KIT(96 TESTS)</text:p>
          </table:table-cell>
          <table:table-cell office:value-type="string" calcext:value-type="string">
            <text:p>HBSAG KIT(96 TESTS), E0315 <text:s/>,2019-05, lot:09E20-M6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2415000" calcext:value-type="float">
            <text:p>241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1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4/2018 5:00:14 PM</text:p>
          </table:table-cell>
          <table:table-cell table:number-columns-repeated="2"/>
          <table:table-cell table:number-columns-repeated="2" office:value-type="string" calcext:value-type="string">
            <text:p>12/14/2018 5:00:40 P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MS/1150/LAB/070/18</text:p>
          </table:table-cell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UTOBIO HBSAG KIT(96 TESTS)</text:p>
          </table:table-cell>
          <table:table-cell office:value-type="string" calcext:value-type="string">
            <text:p>HBSAG KIT(96 TESTS), E0315 <text:s/>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string" calcext:value-type="string">
            <text:p>0 %</text:p>
          </table:table-cell>
          <table:table-cell office:value-type="float" office:value="2415000" calcext:value-type="float">
            <text:p>2415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1046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7/2018 3:12:01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MAKA NGURUKW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5D NORMAL LEVEL CONTROL</text:p>
          </table:table-cell>
          <table:table-cell office:value-type="string" calcext:value-type="string">
            <text:p>MYT-5D NORMAL LEVEL Controls for Mythic 22 NORMAL LEVEL, MYT 506, 6x3 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888.88889" calcext:value-type="float">
            <text:p>32888.88889</text:p>
          </table:table-cell>
          <table:table-cell office:value-type="string" calcext:value-type="string">
            <text:p>0 %</text:p>
          </table:table-cell>
          <table:table-cell office:value-type="float" office:value="394666.67" calcext:value-type="float">
            <text:p>394666.6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1046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7/2018 3:12:01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MAKA NGURUKW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5D TRI LEVEL HIGH CONTROL FOR MYTHIC 22</text:p>
          </table:table-cell>
          <table:table-cell office:value-type="string" calcext:value-type="string">
            <text:p>2 x 3.0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888.88889" calcext:value-type="float">
            <text:p>32888.88889</text:p>
          </table:table-cell>
          <table:table-cell office:value-type="string" calcext:value-type="string">
            <text:p>0 %</text:p>
          </table:table-cell>
          <table:table-cell office:value-type="float" office:value="394666.67" calcext:value-type="float">
            <text:p>394666.6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1046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7/2018 3:12:01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MAKA NGURUKW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5D TRI LEVEL LOW CONTROLS FOR MYTHIC 22.TRI LEVEL.</text:p>
          </table:table-cell>
          <table:table-cell office:value-type="string" calcext:value-type="string">
            <text:p>MYT-5D TRI LEVEL Controls for Mythic 22.TRI LEVEL., MYT 502, 6x3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888.88889" calcext:value-type="float">
            <text:p>32888.88889</text:p>
          </table:table-cell>
          <table:table-cell office:value-type="string" calcext:value-type="string">
            <text:p>0 %</text:p>
          </table:table-cell>
          <table:table-cell office:value-type="float" office:value="394666.67" calcext:value-type="float">
            <text:p>394666.6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1046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7/2018 3:12:01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MAKA NGURUKW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3D NORMAL LEVEL CONTROLS FOR MYTHIC 18.NORMAL LEVEL., 6X2,5ML <text:s text:c="2"/></text:p>
          </table:table-cell>
          <table:table-cell office:value-type="string" calcext:value-type="string">
            <text:p>MYT-3D NORMAL LEVEL Controls for Mythic 18.NORMAL LEVEL., MYT 3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888.88889" calcext:value-type="float">
            <text:p>32888.88889</text:p>
          </table:table-cell>
          <table:table-cell office:value-type="string" calcext:value-type="string">
            <text:p>0 %</text:p>
          </table:table-cell>
          <table:table-cell office:value-type="float" office:value="263111.11" calcext:value-type="float">
            <text:p>263111.1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1046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7/2018 3:12:01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MAKA NGURUKW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3D TRI LEVEL LOW CONTROLS FOR MYTHIC 18.TRI LEVEL., 6X2,5ML </text:p>
          </table:table-cell>
          <table:table-cell office:value-type="string" calcext:value-type="string">
            <text:p>MYT-3D TRI LEVEL Controls for Mythic 18.TRI LEVE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888.88889" calcext:value-type="float">
            <text:p>32888.88889</text:p>
          </table:table-cell>
          <table:table-cell office:value-type="string" calcext:value-type="string">
            <text:p>0 %</text:p>
          </table:table-cell>
          <table:table-cell office:value-type="float" office:value="263111.11" calcext:value-type="float">
            <text:p>263111.1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QTN-001046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17/2018 3:12:01 PM</text:p>
          </table:table-cell>
          <table:table-cell office:value-type="string" calcext:value-type="string">
            <text:p>Currency: Naira. </text:p>
            <text:p> Offer: DDP ACMS. </text:p>
            <text:p> Order confirmation: confirmed PO. </text:p>
            <text:p> Delivery: within 2days of your PO. </text:p>
            <text:p> Offer validity: 30 days.</text:p>
            <text:p/>
            <text:p/>
          </table:table-cell>
          <table:table-cell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MAKA NGURUKW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3D TRI HIGH LEVEL <text:s/>CONTROL, 2 X 2.5ML </text:p>
          </table:table-cell>
          <table:table-cell office:value-type="string" calcext:value-type="string">
            <text:p>2 x 2.5m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888.88889" calcext:value-type="float">
            <text:p>32888.88889</text:p>
          </table:table-cell>
          <table:table-cell office:value-type="string" calcext:value-type="string">
            <text:p>0 %</text:p>
          </table:table-cell>
          <table:table-cell office:value-type="float" office:value="263111.11" calcext:value-type="float">
            <text:p>263111.1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5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21/2018 11:11:57 AM</text:p>
          </table:table-cell>
          <table:table-cell table:number-columns-repeated="2"/>
          <table:table-cell table:number-columns-repeated="2" office:value-type="string" calcext:value-type="string">
            <text:p>12/21/2018 4:16:07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2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table:number-columns-repeated="2"/>
          <table:table-cell office:value-type="string" calcext:value-type="string">
            <text:p>MYTHIC 22 ONLYONE LYSE </text:p>
          </table:table-cell>
          <table:table-cell office:value-type="string" calcext:value-type="string">
            <text:p>0.5L. 22/01/2020, 18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tl</text:p>
          </table:table-cell>
          <table:table-cell office:value-type="float" office:value="88600" calcext:value-type="float">
            <text:p>88600</text:p>
          </table:table-cell>
          <table:table-cell office:value-type="string" calcext:value-type="string">
            <text:p>0 %</text:p>
          </table:table-cell>
          <table:table-cell office:value-type="float" office:value="2480800" calcext:value-type="float">
            <text:p>24808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5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21/2018 11:17:18 AM</text:p>
          </table:table-cell>
          <table:table-cell table:number-columns-repeated="2"/>
          <table:table-cell table:number-columns-repeated="2" office:value-type="string" calcext:value-type="string">
            <text:p>12/21/2018 4:23:43 PM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2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MYTHIC 22 CLEANING SOLUTION 1L, 1L</text:p>
          </table:table-cell>
          <table:table-cell office:value-type="string" calcext:value-type="string">
            <text:p><text:s/>HM22-001-1, 2020/04,804-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tl</text:p>
          </table:table-cell>
          <table:table-cell office:value-type="float" office:value="89500" calcext:value-type="float">
            <text:p>89500</text:p>
          </table:table-cell>
          <table:table-cell office:value-type="string" calcext:value-type="string">
            <text:p>0 %</text:p>
          </table:table-cell>
          <table:table-cell office:value-type="float" office:value="2416500" calcext:value-type="float">
            <text:p>2416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5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21/2018 11:20:06 AM</text:p>
          </table:table-cell>
          <table:table-cell table:number-columns-repeated="2"/>
          <table:table-cell table:number-columns-repeated="2" office:value-type="string" calcext:value-type="string">
            <text:p>12/21/2018 4:22:52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 100 PCS/BOX, WITH ACCESSORIES. 2020/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uch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2460000" calcext:value-type="float">
            <text:p>24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21/2018 11:23:22 AM</text:p>
          </table:table-cell>
          <table:table-cell table:number-columns-repeated="2"/>
          <table:table-cell table:number-columns-repeated="2" office:value-type="string" calcext:value-type="string">
            <text:p>12/21/2018 4:21:57 P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450ML SINGLE ADULT BLOOD BAGS, 450 ML </text:p>
          </table:table-cell>
          <table:table-cell office:value-type="string" calcext:value-type="string">
            <text:p>450ML SINGLE ADULT BLOOD BAGS, DP 10103 100 PCS/BOX, WITH ACCESSORIES. 2020/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uch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 %</text:p>
          </table:table-cell>
          <table:table-cell office:value-type="float" office:value="2460000" calcext:value-type="float">
            <text:p>246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5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/21/2018 11:25:58 AM</text:p>
          </table:table-cell>
          <table:table-cell table:number-columns-repeated="2"/>
          <table:table-cell table:number-columns-repeated="2" office:value-type="string" calcext:value-type="string">
            <text:p>1/18/2019 9:34:55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UTOBIO HCV KIT (96 TESTS)</text:p>
          </table:table-cell>
          <table:table-cell office:value-type="string" calcext:value-type="string">
            <text:p>HCV KIT (96 TESTS), E0320 . 2019/08/27, 28H20-M6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9300" calcext:value-type="float">
            <text:p>119300</text:p>
          </table:table-cell>
          <table:table-cell office:value-type="string" calcext:value-type="string">
            <text:p>0 %</text:p>
          </table:table-cell>
          <table:table-cell office:value-type="float" office:value="2386000" calcext:value-type="float">
            <text:p>2386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1:55:50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CHUKWUEZI LAURA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. 2019/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s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0 %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1:57:51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DIRECT BILIRUBIN, 8 X 25 ML </text:p>
          </table:table-cell>
          <table:table-cell office:value-type="string" calcext:value-type="string">
            <text:p>Direct Bilirubin, BIDI 0250, 8 x 25 m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839.4" calcext:value-type="float">
            <text:p>49839.4</text:p>
          </table:table-cell>
          <table:table-cell office:value-type="string" calcext:value-type="string">
            <text:p>0 %</text:p>
          </table:table-cell>
          <table:table-cell office:value-type="float" office:value="249197" calcext:value-type="float">
            <text:p>24919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1:57:51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TOTAL BILIRUBIN, 8 X 25 ML <text:s text:c="2"/></text:p>
          </table:table-cell>
          <table:table-cell office:value-type="string" calcext:value-type="string">
            <text:p>Total Bilirubin, BITO-0250, 8 x 25 ml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s</text:p>
          </table:table-cell>
          <table:table-cell office:value-type="float" office:value="36065.9" calcext:value-type="float">
            <text:p>36065.9</text:p>
          </table:table-cell>
          <table:table-cell office:value-type="string" calcext:value-type="string">
            <text:p>0 %</text:p>
          </table:table-cell>
          <table:table-cell office:value-type="float" office:value="180329.5" calcext:value-type="float">
            <text:p>180329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1:57:51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SYSTEM SOLUTION, 1 L </text:p>
          </table:table-cell>
          <table:table-cell office:value-type="string" calcext:value-type="string">
            <text:p>SYSTEM SOLUTION, SLSY-5900-EE, 1 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l</text:p>
          </table:table-cell>
          <table:table-cell office:value-type="float" office:value="78933" calcext:value-type="float">
            <text:p>78933</text:p>
          </table:table-cell>
          <table:table-cell office:value-type="string" calcext:value-type="string">
            <text:p>0 %</text:p>
          </table:table-cell>
          <table:table-cell office:value-type="float" office:value="315732" calcext:value-type="float">
            <text:p>3157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1:57:51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ACID SOLUTION (needle rinse)</text:p>
          </table:table-cell>
          <table:table-cell office:value-type="string" calcext:value-type="string">
            <text:p>1L Acid solution (needle rinse), SLHC-5900-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l</text:p>
          </table:table-cell>
          <table:table-cell office:value-type="float" office:value="50007.1" calcext:value-type="float">
            <text:p>50007.1</text:p>
          </table:table-cell>
          <table:table-cell office:value-type="string" calcext:value-type="string">
            <text:p>0 %</text:p>
          </table:table-cell>
          <table:table-cell office:value-type="float" office:value="200028.4" calcext:value-type="float">
            <text:p>200028.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Un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1:57:51 PM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0 %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2:03:51 PM</text:p>
          </table:table-cell>
          <table:table-cell table:number-columns-repeated="2"/>
          <table:table-cell table:number-columns-repeated="2" office:value-type="string" calcext:value-type="string">
            <text:p>1/29/2019 11:15:2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5D TRI LEVEL LOW CONTROLS FOR MYTHIC 22.TRI LEVEL.</text:p>
          </table:table-cell>
          <table:table-cell office:value-type="string" calcext:value-type="string">
            <text:p>MYT-5D TRI LEVEL Controls for Mythic 22.TRI LEVEL., MYT 502, 6x3m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816.7" calcext:value-type="float">
            <text:p>65816.7</text:p>
          </table:table-cell>
          <table:table-cell office:value-type="string" calcext:value-type="string">
            <text:p>0 %</text:p>
          </table:table-cell>
          <table:table-cell office:value-type="float" office:value="394900.2" calcext:value-type="float">
            <text:p>394900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2:03:51 PM</text:p>
          </table:table-cell>
          <table:table-cell table:number-columns-repeated="2"/>
          <table:table-cell table:number-columns-repeated="2" office:value-type="string" calcext:value-type="string">
            <text:p>1/29/2019 11:15:2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5D TRI LEVEL HIGH CONTROL FOR MYTHIC 22</text:p>
          </table:table-cell>
          <table:table-cell office:value-type="string" calcext:value-type="string">
            <text:p>2 x 3.0m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816.7" calcext:value-type="float">
            <text:p>65816.7</text:p>
          </table:table-cell>
          <table:table-cell office:value-type="string" calcext:value-type="string">
            <text:p>0 %</text:p>
          </table:table-cell>
          <table:table-cell office:value-type="float" office:value="394900.2" calcext:value-type="float">
            <text:p>394900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2:03:51 PM</text:p>
          </table:table-cell>
          <table:table-cell table:number-columns-repeated="2"/>
          <table:table-cell table:number-columns-repeated="2" office:value-type="string" calcext:value-type="string">
            <text:p>1/29/2019 11:15:2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5D NORMAL LEVEL CONTROL</text:p>
          </table:table-cell>
          <table:table-cell office:value-type="string" calcext:value-type="string">
            <text:p>MYT-5D NORMAL LEVEL Controls for Mythic 22 NORMAL LEVEL, MYT 506, 6x3 m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816.7" calcext:value-type="float">
            <text:p>65816.7</text:p>
          </table:table-cell>
          <table:table-cell office:value-type="string" calcext:value-type="string">
            <text:p>0 %</text:p>
          </table:table-cell>
          <table:table-cell office:value-type="float" office:value="394900.2" calcext:value-type="float">
            <text:p>394900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2:03:51 PM</text:p>
          </table:table-cell>
          <table:table-cell table:number-columns-repeated="2"/>
          <table:table-cell table:number-columns-repeated="2" office:value-type="string" calcext:value-type="string">
            <text:p>1/29/2019 11:15:2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3D TRI LEVEL LOW CONTROLS FOR MYTHIC 18.TRI LEVEL., 6X2,5ML </text:p>
          </table:table-cell>
          <table:table-cell office:value-type="string" calcext:value-type="string">
            <text:p>MYT-3D TRI LEVEL Controls for Mythic 18.TRI LEV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16.7" calcext:value-type="float">
            <text:p>65816.7</text:p>
          </table:table-cell>
          <table:table-cell office:value-type="string" calcext:value-type="string">
            <text:p>0 %</text:p>
          </table:table-cell>
          <table:table-cell office:value-type="float" office:value="263266.8" calcext:value-type="float">
            <text:p>263266.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2:03:51 PM</text:p>
          </table:table-cell>
          <table:table-cell table:number-columns-repeated="2"/>
          <table:table-cell table:number-columns-repeated="2" office:value-type="string" calcext:value-type="string">
            <text:p>1/29/2019 11:15:2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3D TRI HIGH LEVEL <text:s/>CONTROL, 2 X 2.5ML </text:p>
          </table:table-cell>
          <table:table-cell office:value-type="string" calcext:value-type="string">
            <text:p>2 x 2.5m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16.7" calcext:value-type="float">
            <text:p>65816.7</text:p>
          </table:table-cell>
          <table:table-cell office:value-type="string" calcext:value-type="string">
            <text:p>0 %</text:p>
          </table:table-cell>
          <table:table-cell office:value-type="float" office:value="263266.8" calcext:value-type="float">
            <text:p>263266.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7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8/2019 2:03:51 PM</text:p>
          </table:table-cell>
          <table:table-cell table:number-columns-repeated="2"/>
          <table:table-cell table:number-columns-repeated="2" office:value-type="string" calcext:value-type="string">
            <text:p>1/29/2019 11:15:20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YT-3D NORMAL LEVEL CONTROLS FOR MYTHIC 18.NORMAL LEVEL., 6X2,5ML <text:s text:c="2"/></text:p>
          </table:table-cell>
          <table:table-cell office:value-type="string" calcext:value-type="string">
            <text:p>MYT-3D NORMAL LEVEL Controls for Mythic 18.NORMAL LEVEL., MYT 3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16.7" calcext:value-type="float">
            <text:p>65816.7</text:p>
          </table:table-cell>
          <table:table-cell office:value-type="string" calcext:value-type="string">
            <text:p>0 %</text:p>
          </table:table-cell>
          <table:table-cell office:value-type="float" office:value="263266.8" calcext:value-type="float">
            <text:p>263266.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8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29/2019 9:32:46 AM</text:p>
          </table:table-cell>
          <table:table-cell table:number-columns-repeated="2"/>
          <table:table-cell table:number-columns-repeated="2" office:value-type="string" calcext:value-type="string">
            <text:p>1/29/2019 11:14:11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table:number-columns-repeated="2" office:value-type="string" calcext:value-type="string">
            <text:p>KN DILUE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2000" calcext:value-type="float">
            <text:p>112000</text:p>
          </table:table-cell>
          <table:table-cell office:value-type="string" calcext:value-type="string">
            <text:p>0 %</text:p>
          </table:table-cell>
          <table:table-cell office:value-type="float" office:value="2240000" calcext:value-type="float">
            <text:p>224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81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29/2019 9:41:10 AM</text:p>
          </table:table-cell>
          <table:table-cell table:number-columns-repeated="2"/>
          <table:table-cell table:number-columns-repeated="2" office:value-type="string" calcext:value-type="string">
            <text:p>1/29/2019 11:12:47 AM</text:p>
          </table:table-cell>
          <table:table-cell table:style-name="ce1" office:value-type="string" calcext:value-type="string">
            <text:p>1/29/2019 12:49:40 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office:value-type="string" calcext:value-type="string">
            <text:p>KN Clean</text:p>
          </table:table-cell>
          <table:table-cell office:value-type="string" calcext:value-type="string">
            <text:p>KN CLEA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string" calcext:value-type="string">
            <text:p>0 %</text:p>
          </table:table-cell>
          <table:table-cell office:value-type="float" office:value="280000" calcext:value-type="float">
            <text:p>28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81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29/2019 9:41:10 AM</text:p>
          </table:table-cell>
          <table:table-cell table:number-columns-repeated="2"/>
          <table:table-cell table:number-columns-repeated="2" office:value-type="string" calcext:value-type="string">
            <text:p>1/29/2019 11:12:47 AM</text:p>
          </table:table-cell>
          <table:table-cell table:style-name="ce1" office:value-type="string" calcext:value-type="string">
            <text:p>1/29/2019 12:49:40 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table:number-columns-repeated="2" office:value-type="string" calcext:value-type="string">
            <text:p>KN LYS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5500" calcext:value-type="float">
            <text:p>115500</text:p>
          </table:table-cell>
          <table:table-cell office:value-type="string" calcext:value-type="string">
            <text:p>0 %</text:p>
          </table:table-cell>
          <table:table-cell office:value-type="float" office:value="2194500" calcext:value-type="float">
            <text:p>21945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81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ABUJA CENTRAL MEDICAL STORES</text:p>
          </table:table-cell>
          <table:table-cell office:value-type="string" calcext:value-type="string">
            <text:p>MR JOHN</text:p>
          </table:table-cell>
          <table:table-cell office:value-type="float" office:value="8053438226" calcext:value-type="float">
            <text:p>8053438226</text:p>
          </table:table-cell>
          <table:table-cell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Billing Address</text:p>
          </table:table-cell>
          <table:table-cell office:value-type="string" calcext:value-type="string">
            <text:p>JABI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29/2019 10:20:25 AM</text:p>
          </table:table-cell>
          <table:table-cell table:number-columns-repeated="2"/>
          <table:table-cell table:number-columns-repeated="2" office:value-type="string" calcext:value-type="string">
            <text:p>1/29/2019 11:13:35 A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PO SUPPLY</text:p>
          </table:table-cell>
          <table:table-cell office:value-type="string" calcext:value-type="string">
            <text:p>LAURA CHUKWUEZI</text:p>
          </table:table-cell>
          <table:table-cell/>
          <table:table-cell table:number-columns-repeated="2" office:value-type="string" calcext:value-type="string">
            <text:p>KN DILUEN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0 %</text:p>
          </table:table-cell>
          <table:table-cell office:value-type="float" office:value="2430000" calcext:value-type="float">
            <text:p>2430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9:54:40.767660517</meta:creation-date>
    <dc:date>2019-02-28T19:55:01.610075846</dc:date>
    <meta:editing-duration>PT21S</meta:editing-duration>
    <meta:editing-cycles>1</meta:editing-cycles>
    <meta:document-statistic meta:table-count="1" meta:cell-count="7094" meta:object-count="0"/>
    <meta:generator>LibreOffice/5.1.6.2$Linux_X86_64 LibreOffice_project/10m0$Build-2</meta:generator>
  </office:meta>
</office:document-meta>
</file>